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GNU</text:span><text:span text:style-name="T1_2"><text:s/></text:span><text:span text:style-name="T1_3">LESSER</text:span><text:span text:style-name="T1_4"><text:s/></text:span><text:span text:style-name="T1_5">GENERAL</text:span><text:span text:style-name="T1_6"><text:s/></text:span><text:span text:style-name="T1_7">PUBLIC</text:span><text:span text:style-name="T1_8"><text:s/></text:span><text:span text:style-name="T1_9">LICENSE</text:span></text:p>
      <text:p text:style-name="P2"><text:span text:style-name="T2_1"><text:s text:c="23"/></text:span><text:span text:style-name="T2_2">Version</text:span><text:span text:style-name="T2_3"><text:s/>3,<text:s/>29<text:s/></text:span><text:span text:style-name="T2_4">June</text:span><text:span text:style-name="T2_5"><text:s/>2007</text:span></text:p>
      <text:p text:style-name="P3"/>
      <text:p text:style-name="P4"><text:span text:style-name="T4_1"><text:s/></text:span><text:span text:style-name="T4_2">Copyright</text:span><text:span text:style-name="T4_3"><text:s/>(</text:span><text:span text:style-name="T4_4">C</text:span><text:span text:style-name="T4_5">)<text:s/>2007<text:s/></text:span><text:span text:style-name="T4_6">Free</text:span><text:span text:style-name="T4_7"><text:s/></text:span><text:span text:style-name="T4_8">Software</text:span><text:span text:style-name="T4_9"><text:s/></text:span><text:span text:style-name="T4_10">Foundation</text:span><text:span text:style-name="T4_11">,<text:s/></text:span><text:span text:style-name="T4_12">Inc</text:span><text:span text:style-name="T4_13">.<text:s/>&lt;</text:span><text:span text:style-name="T4_14">http</text:span><text:span text:style-name="T4_15">://</text:span><text:span text:style-name="T4_16">fsf</text:span><text:span text:style-name="T4_17">.</text:span><text:span text:style-name="T4_18">org</text:span><text:span text:style-name="T4_19">/&gt;</text:span></text:p>
      <text:p text:style-name="P5"><text:span text:style-name="T5_1"><text:s/></text:span><text:span text:style-name="T5_2">Everyone</text:span><text:span text:style-name="T5_3"><text:s/></text:span><text:span text:style-name="T5_4">is</text:span><text:span text:style-name="T5_5"><text:s/></text:span><text:span text:style-name="T5_6">permitted</text:span><text:span text:style-name="T5_7"><text:s/></text:span><text:span text:style-name="T5_8">to</text:span><text:span text:style-name="T5_9"><text:s/></text:span><text:span text:style-name="T5_10">copy</text:span><text:span text:style-name="T5_11"><text:s/></text:span><text:span text:style-name="T5_12">and</text:span><text:span text:style-name="T5_13"><text:s/></text:span><text:span text:style-name="T5_14">distribute</text:span><text:span text:style-name="T5_15"><text:s/></text:span><text:span text:style-name="T5_16">verbatim</text:span><text:span text:style-name="T5_17"><text:s/></text:span><text:span text:style-name="T5_18">copies</text:span></text:p>
      <text:p text:style-name="P6"><text:span text:style-name="T6_1"><text:s/></text:span><text:span text:style-name="T6_2">of</text:span><text:span text:style-name="T6_3"><text:s/></text:span><text:span text:style-name="T6_4">this</text:span><text:span text:style-name="T6_5"><text:s/></text:span><text:span text:style-name="T6_6">license</text:span><text:span text:style-name="T6_7"><text:s/></text:span><text:span text:style-name="T6_8">document</text:span><text:span text:style-name="T6_9">,<text:s/></text:span><text:span text:style-name="T6_10">but</text:span><text:span text:style-name="T6_11"><text:s/></text:span><text:span text:style-name="T6_12">changing</text:span><text:span text:style-name="T6_13"><text:s/></text:span><text:span text:style-name="T6_14">it</text:span><text:span text:style-name="T6_15"><text:s/></text:span><text:span text:style-name="T6_16">is</text:span><text:span text:style-name="T6_17"><text:s/></text:span><text:span text:style-name="T6_18">not</text:span><text:span text:style-name="T6_19"><text:s/></text:span><text:span text:style-name="T6_20">allowed</text:span><text:span text:style-name="T6_21">.</text:span></text:p>
      <text:p text:style-name="P7"/>
      <text:p text:style-name="P8"/>
      <text:p text:style-name="P9"><text:span text:style-name="T9_1"><text:s text:c="2"/></text:span><text:span text:style-name="T9_2">This</text:span><text:span text:style-name="T9_3"><text:s/></text:span><text:span text:style-name="T9_4">version</text:span><text:span text:style-name="T9_5"><text:s/></text:span><text:span text:style-name="T9_6">of</text:span><text:span text:style-name="T9_7"><text:s/></text:span><text:span text:style-name="T9_8">the</text:span><text:span text:style-name="T9_9"><text:s/></text:span><text:span text:style-name="T9_10">GNU</text:span><text:span text:style-name="T9_11"><text:s/></text:span><text:span text:style-name="T9_12">Lesser</text:span><text:span text:style-name="T9_13"><text:s/></text:span><text:span text:style-name="T9_14">General</text:span><text:span text:style-name="T9_15"><text:s/></text:span><text:span text:style-name="T9_16">Public</text:span><text:span text:style-name="T9_17"><text:s/></text:span><text:span text:style-name="T9_18">License</text:span><text:span text:style-name="T9_19"><text:s/></text:span><text:span text:style-name="T9_20">incorporates</text:span></text:p>
      <text:p text:style-name="P10"><text:span text:style-name="T10_1">the</text:span><text:span text:style-name="T10_2"><text:s/></text:span><text:span text:style-name="T10_3">terms</text:span><text:span text:style-name="T10_4"><text:s/></text:span><text:span text:style-name="T10_5">and</text:span><text:span text:style-name="T10_6"><text:s/></text:span><text:span text:style-name="T10_7">conditions</text:span><text:span text:style-name="T10_8"><text:s/></text:span><text:span text:style-name="T10_9">of</text:span><text:span text:style-name="T10_10"><text:s/></text:span><text:span text:style-name="T10_11">version</text:span><text:span text:style-name="T10_12"><text:s/>3<text:s/></text:span><text:span text:style-name="T10_13">of</text:span><text:span text:style-name="T10_14"><text:s/></text:span><text:span text:style-name="T10_15">the</text:span><text:span text:style-name="T10_16"><text:s/></text:span><text:span text:style-name="T10_17">GNU</text:span><text:span text:style-name="T10_18"><text:s/></text:span><text:span text:style-name="T10_19">General</text:span><text:span text:style-name="T10_20"><text:s/></text:span><text:span text:style-name="T10_21">Public</text:span></text:p>
      <text:p text:style-name="P11"><text:span text:style-name="T11_1">License</text:span><text:span text:style-name="T11_2">,<text:s/></text:span><text:span text:style-name="T11_3">supplemented</text:span><text:span text:style-name="T11_4"><text:s/></text:span><text:span text:style-name="T11_5">by</text:span><text:span text:style-name="T11_6"><text:s/></text:span><text:span text:style-name="T11_7">the</text:span><text:span text:style-name="T11_8"><text:s/></text:span><text:span text:style-name="T11_9">additional</text:span><text:span text:style-name="T11_10"><text:s/></text:span><text:span text:style-name="T11_11">permissions</text:span><text:span text:style-name="T11_12"><text:s/></text:span><text:span text:style-name="T11_13">listed</text:span><text:span text:style-name="T11_14"><text:s/></text:span><text:span text:style-name="T11_15">below</text:span><text:span text:style-name="T11_16">.</text:span></text:p>
      <text:p text:style-name="P12"/>
      <text:p text:style-name="P13"><text:span text:style-name="T13_1"><text:s text:c="2"/>0.<text:s/></text:span><text:span text:style-name="T13_2">Additional</text:span><text:span text:style-name="T13_3"><text:s/></text:span><text:span text:style-name="T13_4">Definitions</text:span><text:span text:style-name="T13_5">.</text:span></text:p>
      <text:p text:style-name="P14"/>
      <text:p text:style-name="P15"><text:span text:style-name="T15_1"><text:s text:c="2"/></text:span><text:span text:style-name="T15_2">As</text:span><text:span text:style-name="T15_3"><text:s/></text:span><text:span text:style-name="T15_4">used</text:span><text:span text:style-name="T15_5"><text:s/></text:span><text:span text:style-name="T15_6">herein</text:span><text:span text:style-name="T15_7">,<text:s/>"</text:span><text:span text:style-name="T15_8">this</text:span><text:span text:style-name="T15_9"><text:s/></text:span><text:span text:style-name="T15_10">License</text:span><text:span text:style-name="T15_11">"<text:s/></text:span><text:span text:style-name="T15_12">refers</text:span><text:span text:style-name="T15_13"><text:s/></text:span><text:span text:style-name="T15_14">to</text:span><text:span text:style-name="T15_15"><text:s/></text:span><text:span text:style-name="T15_16">version</text:span><text:span text:style-name="T15_17"><text:s/>3<text:s/></text:span><text:span text:style-name="T15_18">of</text:span><text:span text:style-name="T15_19"><text:s/></text:span><text:span text:style-name="T15_20">the</text:span><text:span text:style-name="T15_21"><text:s/></text:span><text:span text:style-name="T15_22">GNU</text:span><text:span text:style-name="T15_23"><text:s/></text:span><text:span text:style-name="T15_24">Lesser</text:span></text:p>
      <text:p text:style-name="P16"><text:span text:style-name="T16_1">General</text:span><text:span text:style-name="T16_2"><text:s/></text:span><text:span text:style-name="T16_3">Public</text:span><text:span text:style-name="T16_4"><text:s/></text:span><text:span text:style-name="T16_5">License</text:span><text:span text:style-name="T16_6">,<text:s/></text:span><text:span text:style-name="T16_7">and</text:span><text:span text:style-name="T16_8"><text:s/></text:span><text:span text:style-name="T16_9">the</text:span><text:span text:style-name="T16_10"><text:s/>"</text:span><text:span text:style-name="T16_11">GNU</text:span><text:span text:style-name="T16_12"><text:s/></text:span><text:span text:style-name="T16_13">GPL</text:span><text:span text:style-name="T16_14">"<text:s/></text:span><text:span text:style-name="T16_15">refers</text:span><text:span text:style-name="T16_16"><text:s/></text:span><text:span text:style-name="T16_17">to</text:span><text:span text:style-name="T16_18"><text:s/></text:span><text:span text:style-name="T16_19">version</text:span><text:span text:style-name="T16_20"><text:s/>3<text:s/></text:span><text:span text:style-name="T16_21">of</text:span><text:span text:style-name="T16_22"><text:s/></text:span><text:span text:style-name="T16_23">the</text:span><text:span text:style-name="T16_24"><text:s/></text:span><text:span text:style-name="T16_25">GNU</text:span></text:p>
      <text:p text:style-name="P17"><text:span text:style-name="T17_1">General</text:span><text:span text:style-name="T17_2"><text:s/></text:span><text:span text:style-name="T17_3">Public</text:span><text:span text:style-name="T17_4"><text:s/></text:span><text:span text:style-name="T17_5">License</text:span><text:span text:style-name="T17_6">.</text:span></text:p>
      <text:p text:style-name="P18"/>
      <text:p text:style-name="P19"><text:span text:style-name="T19_1"><text:s text:c="2"/>"</text:span><text:span text:style-name="T19_2">The</text:span><text:span text:style-name="T19_3"><text:s/></text:span><text:span text:style-name="T19_4">Library</text:span><text:span text:style-name="T19_5">"<text:s/></text:span><text:span text:style-name="T19_6">refers</text:span><text:span text:style-name="T19_7"><text:s/></text:span><text:span text:style-name="T19_8">to</text:span><text:span text:style-name="T19_9"><text:s/></text:span><text:span text:style-name="T19_10">a</text:span><text:span text:style-name="T19_11"><text:s/></text:span><text:span text:style-name="T19_12">covered</text:span><text:span text:style-name="T19_13"><text:s/></text:span><text:span text:style-name="T19_14">work</text:span><text:span text:style-name="T19_15"><text:s/></text:span><text:span text:style-name="T19_16">governed</text:span><text:span text:style-name="T19_17"><text:s/></text:span><text:span text:style-name="T19_18">by</text:span><text:span text:style-name="T19_19"><text:s/></text:span><text:span text:style-name="T19_20">this</text:span><text:span text:style-name="T19_21"><text:s/></text:span><text:span text:style-name="T19_22">License</text:span><text:span text:style-name="T19_23">,</text:span></text:p>
      <text:p text:style-name="P20"><text:span text:style-name="T20_1">other</text:span><text:span text:style-name="T20_2"><text:s/></text:span><text:span text:style-name="T20_3">than</text:span><text:span text:style-name="T20_4"><text:s/></text:span><text:span text:style-name="T20_5">an</text:span><text:span text:style-name="T20_6"><text:s/></text:span><text:span text:style-name="T20_7">Application</text:span><text:span text:style-name="T20_8"><text:s/></text:span><text:span text:style-name="T20_9">or</text:span><text:span text:style-name="T20_10"><text:s/></text:span><text:span text:style-name="T20_11">a</text:span><text:span text:style-name="T20_12"><text:s/></text:span><text:span text:style-name="T20_13">Combined</text:span><text:span text:style-name="T20_14"><text:s/></text:span><text:span text:style-name="T20_15">Work</text:span><text:span text:style-name="T20_16"><text:s/></text:span><text:span text:style-name="T20_17">as</text:span><text:span text:style-name="T20_18"><text:s/></text:span><text:span text:style-name="T20_19">defined</text:span><text:span text:style-name="T20_20"><text:s/></text:span><text:span text:style-name="T20_21">below</text:span><text:span text:style-name="T20_22">.</text:span></text:p>
      <text:p text:style-name="P21"/>
      <text:p text:style-name="P22"><text:span text:style-name="T22_1"><text:s text:c="2"/></text:span><text:span text:style-name="T22_2">An</text:span><text:span text:style-name="T22_3"><text:s/>"</text:span><text:span text:style-name="T22_4">Application</text:span><text:span text:style-name="T22_5">"<text:s/></text:span><text:span text:style-name="T22_6">is</text:span><text:span text:style-name="T22_7"><text:s/></text:span><text:span text:style-name="T22_8">any</text:span><text:span text:style-name="T22_9"><text:s/></text:span><text:span text:style-name="T22_10">work</text:span><text:span text:style-name="T22_11"><text:s/></text:span><text:span text:style-name="T22_12">that</text:span><text:span text:style-name="T22_13"><text:s/></text:span><text:span text:style-name="T22_14">makes</text:span><text:span text:style-name="T22_15"><text:s/></text:span><text:span text:style-name="T22_16">use</text:span><text:span text:style-name="T22_17"><text:s/></text:span><text:span text:style-name="T22_18">of</text:span><text:span text:style-name="T22_19"><text:s/></text:span><text:span text:style-name="T22_20">an</text:span><text:span text:style-name="T22_21"><text:s/></text:span><text:span text:style-name="T22_22">interface</text:span><text:span text:style-name="T22_23"><text:s/></text:span><text:span text:style-name="T22_24">provided</text:span></text:p>
      <text:p text:style-name="P23"><text:span text:style-name="T23_1">by</text:span><text:span text:style-name="T23_2"><text:s/></text:span><text:span text:style-name="T23_3">the</text:span><text:span text:style-name="T23_4"><text:s/></text:span><text:span text:style-name="T23_5">Library</text:span><text:span text:style-name="T23_6">,<text:s/></text:span><text:span text:style-name="T23_7">but</text:span><text:span text:style-name="T23_8"><text:s/></text:span><text:span text:style-name="T23_9">which</text:span><text:span text:style-name="T23_10"><text:s/></text:span><text:span text:style-name="T23_11">is</text:span><text:span text:style-name="T23_12"><text:s/></text:span><text:span text:style-name="T23_13">not</text:span><text:span text:style-name="T23_14"><text:s/></text:span><text:span text:style-name="T23_15">otherwise</text:span><text:span text:style-name="T23_16"><text:s/></text:span><text:span text:style-name="T23_17">based</text:span><text:span text:style-name="T23_18"><text:s/></text:span><text:span text:style-name="T23_19">on</text:span><text:span text:style-name="T23_20"><text:s/></text:span><text:span text:style-name="T23_21">the</text:span><text:span text:style-name="T23_22"><text:s/></text:span><text:span text:style-name="T23_23">Library</text:span><text:span text:style-name="T23_24">.</text:span></text:p>
      <text:p text:style-name="P24"><text:span text:style-name="T24_1">Defining</text:span><text:span text:style-name="T24_2"><text:s/></text:span><text:span text:style-name="T24_3">a</text:span><text:span text:style-name="T24_4"><text:s/></text:span><text:span text:style-name="T24_5">subclass</text:span><text:span text:style-name="T24_6"><text:s/></text:span><text:span text:style-name="T24_7">of</text:span><text:span text:style-name="T24_8"><text:s/></text:span><text:span text:style-name="T24_9">a</text:span><text:span text:style-name="T24_10"><text:s/></text:span><text:span text:style-name="T24_11">class</text:span><text:span text:style-name="T24_12"><text:s/></text:span><text:span text:style-name="T24_13">defined</text:span><text:span text:style-name="T24_14"><text:s/></text:span><text:span text:style-name="T24_15">by</text:span><text:span text:style-name="T24_16"><text:s/></text:span><text:span text:style-name="T24_17">the</text:span><text:span text:style-name="T24_18"><text:s/></text:span><text:span text:style-name="T24_19">Library</text:span><text:span text:style-name="T24_20"><text:s/></text:span><text:span text:style-name="T24_21">is</text:span><text:span text:style-name="T24_22"><text:s/></text:span><text:span text:style-name="T24_23">deemed</text:span><text:span text:style-name="T24_24"><text:s/></text:span><text:span text:style-name="T24_25">a</text:span><text:span text:style-name="T24_26"><text:s/></text:span><text:span text:style-name="T24_27">mode</text:span></text:p>
      <text:p text:style-name="P25"><text:span text:style-name="T25_1">of</text:span><text:span text:style-name="T25_2"><text:s/></text:span><text:span text:style-name="T25_3">using</text:span><text:span text:style-name="T25_4"><text:s/></text:span><text:span text:style-name="T25_5">an</text:span><text:span text:style-name="T25_6"><text:s/></text:span><text:span text:style-name="T25_7">interface</text:span><text:span text:style-name="T25_8"><text:s/></text:span><text:span text:style-name="T25_9">provided</text:span><text:span text:style-name="T25_10"><text:s/></text:span><text:span text:style-name="T25_11">by</text:span><text:span text:style-name="T25_12"><text:s/></text:span><text:span text:style-name="T25_13">the</text:span><text:span text:style-name="T25_14"><text:s/></text:span><text:span text:style-name="T25_15">Library</text:span><text:span text:style-name="T25_16">.</text:span></text:p>
      <text:p text:style-name="P26"/>
      <text:p text:style-name="P27"><text:span text:style-name="T27_1"><text:s text:c="2"/></text:span><text:span text:style-name="T27_2">A</text:span><text:span text:style-name="T27_3"><text:s/>"</text:span><text:span text:style-name="T27_4">Combined</text:span><text:span text:style-name="T27_5"><text:s/></text:span><text:span text:style-name="T27_6">Work</text:span><text:span text:style-name="T27_7">"<text:s/></text:span><text:span text:style-name="T27_8">is</text:span><text:span text:style-name="T27_9"><text:s/></text:span><text:span text:style-name="T27_10">a</text:span><text:span text:style-name="T27_11"><text:s/></text:span><text:span text:style-name="T27_12">work</text:span><text:span text:style-name="T27_13"><text:s/></text:span><text:span text:style-name="T27_14">produced</text:span><text:span text:style-name="T27_15"><text:s/></text:span><text:span text:style-name="T27_16">by</text:span><text:span text:style-name="T27_17"><text:s/></text:span><text:span text:style-name="T27_18">combining</text:span><text:span text:style-name="T27_19"><text:s/></text:span><text:span text:style-name="T27_20">or</text:span><text:span text:style-name="T27_21"><text:s/></text:span><text:span text:style-name="T27_22">linking</text:span><text:span text:style-name="T27_23"><text:s/></text:span><text:span text:style-name="T27_24">an</text:span></text:p>
      <text:p text:style-name="P28"><text:span text:style-name="T28_1">Application</text:span><text:span text:style-name="T28_2"><text:s/></text:span><text:span text:style-name="T28_3">with</text:span><text:span text:style-name="T28_4"><text:s/></text:span><text:span text:style-name="T28_5">the</text:span><text:span text:style-name="T28_6"><text:s/></text:span><text:span text:style-name="T28_7">Library</text:span><text:span text:style-name="T28_8">.<text:s text:c="2"/></text:span><text:span text:style-name="T28_9">The</text:span><text:span text:style-name="T28_10"><text:s/></text:span><text:span text:style-name="T28_11">particular</text:span><text:span text:style-name="T28_12"><text:s/></text:span><text:span text:style-name="T28_13">version</text:span><text:span text:style-name="T28_14"><text:s/></text:span><text:span text:style-name="T28_15">of</text:span><text:span text:style-name="T28_16"><text:s/></text:span><text:span text:style-name="T28_17">the</text:span><text:span text:style-name="T28_18"><text:s/></text:span><text:span text:style-name="T28_19">Library</text:span></text:p>
      <text:p text:style-name="P29"><text:span text:style-name="T29_1">with</text:span><text:span text:style-name="T29_2"><text:s/></text:span><text:span text:style-name="T29_3">which</text:span><text:span text:style-name="T29_4"><text:s/></text:span><text:span text:style-name="T29_5">the</text:span><text:span text:style-name="T29_6"><text:s/></text:span><text:span text:style-name="T29_7">Combined</text:span><text:span text:style-name="T29_8"><text:s/></text:span><text:span text:style-name="T29_9">Work</text:span><text:span text:style-name="T29_10"><text:s/></text:span><text:span text:style-name="T29_11">was</text:span><text:span text:style-name="T29_12"><text:s/></text:span><text:span text:style-name="T29_13">made</text:span><text:span text:style-name="T29_14"><text:s/></text:span><text:span text:style-name="T29_15">is</text:span><text:span text:style-name="T29_16"><text:s/></text:span><text:span text:style-name="T29_17">also</text:span><text:span text:style-name="T29_18"><text:s/></text:span><text:span text:style-name="T29_19">called</text:span><text:span text:style-name="T29_20"><text:s/></text:span><text:span text:style-name="T29_21">the</text:span><text:span text:style-name="T29_22"><text:s/>"</text:span><text:span text:style-name="T29_23">Linked</text:span></text:p>
      <text:p text:style-name="P30"><text:span text:style-name="T30_1">Version</text:span><text:span text:style-name="T30_2">".</text:span></text:p>
      <text:p text:style-name="P31"/>
      <text:p text:style-name="P32"><text:span text:style-name="T32_1"><text:s text:c="2"/></text:span><text:span text:style-name="T32_2">The</text:span><text:span text:style-name="T32_3"><text:s/>"</text:span><text:span text:style-name="T32_4">Minimal</text:span><text:span text:style-name="T32_5"><text:s/></text:span><text:span text:style-name="T32_6">Corresponding</text:span><text:span text:style-name="T32_7"><text:s/></text:span><text:span text:style-name="T32_8">Source</text:span><text:span text:style-name="T32_9">"<text:s/></text:span><text:span text:style-name="T32_10">for</text:span><text:span text:style-name="T32_11"><text:s/></text:span><text:span text:style-name="T32_12">a</text:span><text:span text:style-name="T32_13"><text:s/></text:span><text:span text:style-name="T32_14">Combined</text:span><text:span text:style-name="T32_15"><text:s/></text:span><text:span text:style-name="T32_16">Work</text:span><text:span text:style-name="T32_17"><text:s/></text:span><text:span text:style-name="T32_18">means</text:span><text:span text:style-name="T32_19"><text:s/></text:span><text:span text:style-name="T32_20">the</text:span></text:p>
      <text:p text:style-name="P33"><text:span text:style-name="T33_1">Corresponding</text:span><text:span text:style-name="T33_2"><text:s/></text:span><text:span text:style-name="T33_3">Source</text:span><text:span text:style-name="T33_4"><text:s/></text:span><text:span text:style-name="T33_5">for</text:span><text:span text:style-name="T33_6"><text:s/></text:span><text:span text:style-name="T33_7">the</text:span><text:span text:style-name="T33_8"><text:s/></text:span><text:span text:style-name="T33_9">Combined</text:span><text:span text:style-name="T33_10"><text:s/></text:span><text:span text:style-name="T33_11">Work</text:span><text:span text:style-name="T33_12">,<text:s/></text:span><text:span text:style-name="T33_13">excluding</text:span><text:span text:style-name="T33_14"><text:s/></text:span><text:span text:style-name="T33_15">any</text:span><text:span text:style-name="T33_16"><text:s/></text:span><text:span text:style-name="T33_17">source</text:span><text:span text:style-name="T33_18"><text:s/></text:span><text:span text:style-name="T33_19">code</text:span></text:p>
      <text:p text:style-name="P34"><text:span text:style-name="T34_1">for</text:span><text:span text:style-name="T34_2"><text:s/></text:span><text:span text:style-name="T34_3">portions</text:span><text:span text:style-name="T34_4"><text:s/></text:span><text:span text:style-name="T34_5">of</text:span><text:span text:style-name="T34_6"><text:s/></text:span><text:span text:style-name="T34_7">the</text:span><text:span text:style-name="T34_8"><text:s/></text:span><text:span text:style-name="T34_9">Combined</text:span><text:span text:style-name="T34_10"><text:s/></text:span><text:span text:style-name="T34_11">Work</text:span><text:span text:style-name="T34_12"><text:s/></text:span><text:span text:style-name="T34_13">that</text:span><text:span text:style-name="T34_14">,<text:s/></text:span><text:span text:style-name="T34_15">considered</text:span><text:span text:style-name="T34_16"><text:s/></text:span><text:span text:style-name="T34_17">in</text:span><text:span text:style-name="T34_18"><text:s/></text:span><text:span text:style-name="T34_19">isolation</text:span><text:span text:style-name="T34_20">,<text:s/></text:span><text:span text:style-name="T34_21">are</text:span></text:p>
      <text:p text:style-name="P35"><text:span text:style-name="T35_1">based</text:span><text:span text:style-name="T35_2"><text:s/></text:span><text:span text:style-name="T35_3">on</text:span><text:span text:style-name="T35_4"><text:s/></text:span><text:span text:style-name="T35_5">the</text:span><text:span text:style-name="T35_6"><text:s/></text:span><text:span text:style-name="T35_7">Application</text:span><text:span text:style-name="T35_8">,<text:s/></text:span><text:span text:style-name="T35_9">and</text:span><text:span text:style-name="T35_10"><text:s/></text:span><text:span text:style-name="T35_11">not</text:span><text:span text:style-name="T35_12"><text:s/></text:span><text:span text:style-name="T35_13">on</text:span><text:span text:style-name="T35_14"><text:s/></text:span><text:span text:style-name="T35_15">the</text:span><text:span text:style-name="T35_16"><text:s/></text:span><text:span text:style-name="T35_17">Linked</text:span><text:span text:style-name="T35_18"><text:s/></text:span><text:span text:style-name="T35_19">Version</text:span><text:span text:style-name="T35_20">.</text:span></text:p>
      <text:p text:style-name="P36"/>
      <text:p text:style-name="P37"><text:span text:style-name="T37_1"><text:s text:c="2"/></text:span><text:span text:style-name="T37_2">The</text:span><text:span text:style-name="T37_3"><text:s/>"</text:span><text:span text:style-name="T37_4">Corresponding</text:span><text:span text:style-name="T37_5"><text:s/></text:span><text:span text:style-name="T37_6">Application</text:span><text:span text:style-name="T37_7"><text:s/></text:span><text:span text:style-name="T37_8">Code</text:span><text:span text:style-name="T37_9">"<text:s/></text:span><text:span text:style-name="T37_10">for</text:span><text:span text:style-name="T37_11"><text:s/></text:span><text:span text:style-name="T37_12">a</text:span><text:span text:style-name="T37_13"><text:s/></text:span><text:span text:style-name="T37_14">Combined</text:span><text:span text:style-name="T37_15"><text:s/></text:span><text:span text:style-name="T37_16">Work</text:span><text:span text:style-name="T37_17"><text:s/></text:span><text:span text:style-name="T37_18">means</text:span><text:span text:style-name="T37_19"><text:s/></text:span><text:span text:style-name="T37_20">the</text:span></text:p>
      <text:p text:style-name="P38"><text:span text:style-name="T38_1">object</text:span><text:span text:style-name="T38_2"><text:s/></text:span><text:span text:style-name="T38_3">code</text:span><text:span text:style-name="T38_4"><text:s/></text:span><text:span text:style-name="T38_5">and</text:span><text:span text:style-name="T38_6">/</text:span><text:span text:style-name="T38_7">or</text:span><text:span text:style-name="T38_8"><text:s/></text:span><text:span text:style-name="T38_9">source</text:span><text:span text:style-name="T38_10"><text:s/></text:span><text:span text:style-name="T38_11">code</text:span><text:span text:style-name="T38_12"><text:s/></text:span><text:span text:style-name="T38_13">for</text:span><text:span text:style-name="T38_14"><text:s/></text:span><text:span text:style-name="T38_15">the</text:span><text:span text:style-name="T38_16"><text:s/></text:span><text:span text:style-name="T38_17">Application</text:span><text:span text:style-name="T38_18">,<text:s/></text:span><text:span text:style-name="T38_19">including</text:span><text:span text:style-name="T38_20"><text:s/></text:span><text:span text:style-name="T38_21">any</text:span><text:span text:style-name="T38_22"><text:s/></text:span><text:span text:style-name="T38_23">data</text:span></text:p>
      <text:p text:style-name="P39"><text:span text:style-name="T39_1">and</text:span><text:span text:style-name="T39_2"><text:s/></text:span><text:span text:style-name="T39_3">utility</text:span><text:span text:style-name="T39_4"><text:s/></text:span><text:span text:style-name="T39_5">programs</text:span><text:span text:style-name="T39_6"><text:s/></text:span><text:span text:style-name="T39_7">needed</text:span><text:span text:style-name="T39_8"><text:s/></text:span><text:span text:style-name="T39_9">for</text:span><text:span text:style-name="T39_10"><text:s/></text:span><text:span text:style-name="T39_11">reproducing</text:span><text:span text:style-name="T39_12"><text:s/></text:span><text:span text:style-name="T39_13">the</text:span><text:span text:style-name="T39_14"><text:s/></text:span><text:span text:style-name="T39_15">Combined</text:span><text:span text:style-name="T39_16"><text:s/></text:span><text:span text:style-name="T39_17">Work</text:span><text:span text:style-name="T39_18"><text:s/></text:span><text:span text:style-name="T39_19">from</text:span><text:span text:style-name="T39_20"><text:s/></text:span><text:span text:style-name="T39_21">the</text:span></text:p>
      <text:p text:style-name="P40"><text:span text:style-name="T40_1">Application</text:span><text:span text:style-name="T40_2">,<text:s/></text:span><text:span text:style-name="T40_3">but</text:span><text:span text:style-name="T40_4"><text:s/></text:span><text:span text:style-name="T40_5">excluding</text:span><text:span text:style-name="T40_6"><text:s/></text:span><text:span text:style-name="T40_7">the</text:span><text:span text:style-name="T40_8"><text:s/></text:span><text:span text:style-name="T40_9">System</text:span><text:span text:style-name="T40_10"><text:s/></text:span><text:span text:style-name="T40_11">Libraries</text:span><text:span text:style-name="T40_12"><text:s/></text:span><text:span text:style-name="T40_13">of</text:span><text:span text:style-name="T40_14"><text:s/></text:span><text:span text:style-name="T40_15">the</text:span><text:span text:style-name="T40_16"><text:s/></text:span><text:span text:style-name="T40_17">Combined</text:span><text:span text:style-name="T40_18"><text:s/></text:span><text:span text:style-name="T40_19">Work</text:span><text:span text:style-name="T40_20">.</text:span></text:p>
      <text:p text:style-name="P41"/>
      <text:p text:style-name="P42"><text:span text:style-name="T42_1"><text:s text:c="2"/>1.<text:s/></text:span><text:span text:style-name="T42_2">Exception</text:span><text:span text:style-name="T42_3"><text:s/></text:span><text:span text:style-name="T42_4">to</text:span><text:span text:style-name="T42_5"><text:s/></text:span><text:span text:style-name="T42_6">Section</text:span><text:span text:style-name="T42_7"><text:s/>3<text:s/></text:span><text:span text:style-name="T42_8">of</text:span><text:span text:style-name="T42_9"><text:s/></text:span><text:span text:style-name="T42_10">the</text:span><text:span text:style-name="T42_11"><text:s/></text:span><text:span text:style-name="T42_12">GNU</text:span><text:span text:style-name="T42_13"><text:s/></text:span><text:span text:style-name="T42_14">GPL</text:span><text:span text:style-name="T42_15">.</text:span></text:p>
      <text:p text:style-name="P43"/>
      <text:p text:style-name="P44"><text:span text:style-name="T44_1"><text:s text:c="2"/></text:span><text:span text:style-name="T44_2">You</text:span><text:span text:style-name="T44_3"><text:s/></text:span><text:span text:style-name="T44_4">may</text:span><text:span text:style-name="T44_5"><text:s/></text:span><text:span text:style-name="T44_6">convey</text:span><text:span text:style-name="T44_7"><text:s/></text:span><text:span text:style-name="T44_8">a</text:span><text:span text:style-name="T44_9"><text:s/></text:span><text:span text:style-name="T44_10">covered</text:span><text:span text:style-name="T44_11"><text:s/></text:span><text:span text:style-name="T44_12">work</text:span><text:span text:style-name="T44_13"><text:s/></text:span><text:span text:style-name="T44_14">under</text:span><text:span text:style-name="T44_15"><text:s/></text:span><text:span text:style-name="T44_16">sections</text:span><text:span text:style-name="T44_17"><text:s/>3<text:s/></text:span><text:span text:style-name="T44_18">and</text:span><text:span text:style-name="T44_19"><text:s/>4<text:s/></text:span><text:span text:style-name="T44_20">of</text:span><text:span text:style-name="T44_21"><text:s/></text:span><text:span text:style-name="T44_22">this</text:span><text:span text:style-name="T44_23"><text:s/></text:span><text:span text:style-name="T44_24">License</text:span></text:p>
      <text:p text:style-name="P45"><text:span text:style-name="T45_1">without</text:span><text:span text:style-name="T45_2"><text:s/></text:span><text:span text:style-name="T45_3">being</text:span><text:span text:style-name="T45_4"><text:s/></text:span><text:span text:style-name="T45_5">bound</text:span><text:span text:style-name="T45_6"><text:s/></text:span><text:span text:style-name="T45_7">by</text:span><text:span text:style-name="T45_8"><text:s/></text:span><text:span text:style-name="T45_9">section</text:span><text:span text:style-name="T45_10"><text:s/>3<text:s/></text:span><text:span text:style-name="T45_11">of</text:span><text:span text:style-name="T45_12"><text:s/></text:span><text:span text:style-name="T45_13">the</text:span><text:span text:style-name="T45_14"><text:s/></text:span><text:span text:style-name="T45_15">GNU</text:span><text:span text:style-name="T45_16"><text:s/></text:span><text:span text:style-name="T45_17">GPL</text:span><text:span text:style-name="T45_18">.</text:span></text:p>
      <text:p text:style-name="P46"/>
      <text:p text:style-name="P47"><text:span text:style-name="T47_1"><text:s text:c="2"/>2.<text:s/></text:span><text:span text:style-name="T47_2">Conveying</text:span><text:span text:style-name="T47_3"><text:s/></text:span><text:span text:style-name="T47_4">Modified</text:span><text:span text:style-name="T47_5"><text:s/></text:span><text:span text:style-name="T47_6">Versions</text:span><text:span text:style-name="T47_7">.</text:span></text:p>
      <text:p text:style-name="P48"/>
      <text:p text:style-name="P49"><text:span text:style-name="T49_1"><text:s text:c="2"/></text:span><text:span text:style-name="T49_2">If</text:span><text:span text:style-name="T49_3"><text:s/></text:span><text:span text:style-name="T49_4">you</text:span><text:span text:style-name="T49_5"><text:s/></text:span><text:span text:style-name="T49_6">modify</text:span><text:span text:style-name="T49_7"><text:s/></text:span><text:span text:style-name="T49_8">a</text:span><text:span text:style-name="T49_9"><text:s/></text:span><text:span text:style-name="T49_10">copy</text:span><text:span text:style-name="T49_11"><text:s/></text:span><text:span text:style-name="T49_12">of</text:span><text:span text:style-name="T49_13"><text:s/></text:span><text:span text:style-name="T49_14">the</text:span><text:span text:style-name="T49_15"><text:s/></text:span><text:span text:style-name="T49_16">Library</text:span><text:span text:style-name="T49_17">,<text:s/></text:span><text:span text:style-name="T49_18">and</text:span><text:span text:style-name="T49_19">,<text:s/></text:span><text:span text:style-name="T49_20">in</text:span><text:span text:style-name="T49_21"><text:s/></text:span><text:span text:style-name="T49_22">your</text:span><text:span text:style-name="T49_23"><text:s/></text:span><text:span text:style-name="T49_24">modifications</text:span><text:span text:style-name="T49_25">,<text:s/></text:span><text:span text:style-name="T49_26">a</text:span></text:p>
      <text:p text:style-name="P50"><text:span text:style-name="T50_1">facility</text:span><text:span text:style-name="T50_2"><text:s/></text:span><text:span text:style-name="T50_3">refers</text:span><text:span text:style-name="T50_4"><text:s/></text:span><text:span text:style-name="T50_5">to</text:span><text:span text:style-name="T50_6"><text:s/></text:span><text:span text:style-name="T50_7">a</text:span><text:span text:style-name="T50_8"><text:s/></text:span><text:span text:style-name="T50_9">function</text:span><text:span text:style-name="T50_10"><text:s/></text:span><text:span text:style-name="T50_11">or</text:span><text:span text:style-name="T50_12"><text:s/></text:span><text:span text:style-name="T50_13">data</text:span><text:span text:style-name="T50_14"><text:s/></text:span><text:span text:style-name="T50_15">to</text:span><text:span text:style-name="T50_16"><text:s/></text:span><text:span text:style-name="T50_17">be</text:span><text:span text:style-name="T50_18"><text:s/></text:span><text:span text:style-name="T50_19">supplied</text:span><text:span text:style-name="T50_20"><text:s/></text:span><text:span text:style-name="T50_21">by</text:span><text:span text:style-name="T50_22"><text:s/></text:span><text:span text:style-name="T50_23">an</text:span><text:span text:style-name="T50_24"><text:s/></text:span><text:span text:style-name="T50_25">Application</text:span></text:p>
      <text:p text:style-name="P51"><text:span text:style-name="T51_1">that</text:span><text:span text:style-name="T51_2"><text:s/></text:span><text:span text:style-name="T51_3">uses</text:span><text:span text:style-name="T51_4"><text:s/></text:span><text:span text:style-name="T51_5">the</text:span><text:span text:style-name="T51_6"><text:s/></text:span><text:span text:style-name="T51_7">facility</text:span><text:span text:style-name="T51_8"><text:s/>(</text:span><text:span text:style-name="T51_9">other</text:span><text:span text:style-name="T51_10"><text:s/></text:span><text:span text:style-name="T51_11">than</text:span><text:span text:style-name="T51_12"><text:s/></text:span><text:span text:style-name="T51_13">as</text:span><text:span text:style-name="T51_14"><text:s/></text:span><text:span text:style-name="T51_15">an</text:span><text:span text:style-name="T51_16"><text:s/></text:span><text:span text:style-name="T51_17">argument</text:span><text:span text:style-name="T51_18"><text:s/></text:span><text:span text:style-name="T51_19">passed</text:span><text:span text:style-name="T51_20"><text:s/></text:span><text:span text:style-name="T51_21">when</text:span><text:span text:style-name="T51_22"><text:s/></text:span><text:span text:style-name="T51_23">the</text:span></text:p>
      <text:p text:style-name="P52"><text:span text:style-name="T52_1">facility</text:span><text:span text:style-name="T52_2"><text:s/></text:span><text:span text:style-name="T52_3">is</text:span><text:span text:style-name="T52_4"><text:s/></text:span><text:span text:style-name="T52_5">invoked</text:span><text:span text:style-name="T52_6">),<text:s/></text:span><text:span text:style-name="T52_7">then</text:span><text:span text:style-name="T52_8"><text:s/></text:span><text:span text:style-name="T52_9">you</text:span><text:span text:style-name="T52_10"><text:s/></text:span><text:span text:style-name="T52_11">may</text:span><text:span text:style-name="T52_12"><text:s/></text:span><text:span text:style-name="T52_13">convey</text:span><text:span text:style-name="T52_14"><text:s/></text:span><text:span text:style-name="T52_15">a</text:span><text:span text:style-name="T52_16"><text:s/></text:span><text:span text:style-name="T52_17">copy</text:span><text:span text:style-name="T52_18"><text:s/></text:span><text:span text:style-name="T52_19">of</text:span><text:span text:style-name="T52_20"><text:s/></text:span><text:span text:style-name="T52_21">the</text:span><text:span text:style-name="T52_22"><text:s/></text:span><text:span text:style-name="T52_23">modified</text:span></text:p>
      <text:p text:style-name="P53"><text:span text:style-name="T53_1">version</text:span><text:span text:style-name="T53_2">:</text:span></text:p>
      <text:p text:style-name="P54"/>
      <text:p text:style-name="P55"><text:span text:style-name="T55_1"><text:s text:c="3"/></text:span><text:span text:style-name="T55_2">a</text:span><text:span text:style-name="T55_3">)<text:s/></text:span><text:span text:style-name="T55_4">under</text:span><text:span text:style-name="T55_5"><text:s/></text:span><text:span text:style-name="T55_6">this</text:span><text:span text:style-name="T55_7"><text:s/></text:span><text:span text:style-name="T55_8">License</text:span><text:span text:style-name="T55_9">,<text:s/></text:span><text:span text:style-name="T55_10">provided</text:span><text:span text:style-name="T55_11"><text:s/></text:span><text:span text:style-name="T55_12">that</text:span><text:span text:style-name="T55_13"><text:s/></text:span><text:span text:style-name="T55_14">you</text:span><text:span text:style-name="T55_15"><text:s/></text:span><text:span text:style-name="T55_16">make</text:span><text:span text:style-name="T55_17"><text:s/></text:span><text:span text:style-name="T55_18">a</text:span><text:span text:style-name="T55_19"><text:s/></text:span><text:span text:style-name="T55_20">good</text:span><text:span text:style-name="T55_21"><text:s/></text:span><text:span text:style-name="T55_22">faith</text:span><text:span text:style-name="T55_23"><text:s/></text:span><text:span text:style-name="T55_24">effort</text:span><text:span text:style-name="T55_25"><text:s/></text:span><text:span text:style-name="T55_26">to</text:span></text:p>
      <text:p text:style-name="P56"><text:span text:style-name="T56_1"><text:s text:c="3"/></text:span><text:span text:style-name="T56_2">ensure</text:span><text:span text:style-name="T56_3"><text:s/></text:span><text:span text:style-name="T56_4">that</text:span><text:span text:style-name="T56_5">,<text:s/></text:span><text:span text:style-name="T56_6">in</text:span><text:span text:style-name="T56_7"><text:s/></text:span><text:span text:style-name="T56_8">the</text:span><text:span text:style-name="T56_9"><text:s/></text:span><text:span text:style-name="T56_10">event</text:span><text:span text:style-name="T56_11"><text:s/></text:span><text:span text:style-name="T56_12">an</text:span><text:span text:style-name="T56_13"><text:s/></text:span><text:span text:style-name="T56_14">Application</text:span><text:span text:style-name="T56_15"><text:s/></text:span><text:span text:style-name="T56_16">does</text:span><text:span text:style-name="T56_17"><text:s/></text:span><text:span text:style-name="T56_18">not</text:span><text:span text:style-name="T56_19"><text:s/></text:span><text:span text:style-name="T56_20">supply</text:span><text:span text:style-name="T56_21"><text:s/></text:span><text:span text:style-name="T56_22">the</text:span></text:p>
      <text:p text:style-name="P57"><text:span text:style-name="T57_1"><text:s text:c="3"/></text:span><text:span text:style-name="T57_2">function</text:span><text:span text:style-name="T57_3"><text:s/></text:span><text:span text:style-name="T57_4">or</text:span><text:span text:style-name="T57_5"><text:s/></text:span><text:span text:style-name="T57_6">data</text:span><text:span text:style-name="T57_7">,<text:s/></text:span><text:span text:style-name="T57_8">the</text:span><text:span text:style-name="T57_9"><text:s/></text:span><text:span text:style-name="T57_10">facility</text:span><text:span text:style-name="T57_11"><text:s/></text:span><text:span text:style-name="T57_12">still</text:span><text:span text:style-name="T57_13"><text:s/></text:span><text:span text:style-name="T57_14">operates</text:span><text:span text:style-name="T57_15">,<text:s/></text:span><text:span text:style-name="T57_16">and</text:span><text:span text:style-name="T57_17"><text:s/></text:span><text:span text:style-name="T57_18">performs</text:span></text:p>
      <text:p text:style-name="P58"><text:span text:style-name="T58_1"><text:s text:c="3"/></text:span><text:span text:style-name="T58_2">whatever</text:span><text:span text:style-name="T58_3"><text:s/></text:span><text:span text:style-name="T58_4">part</text:span><text:span text:style-name="T58_5"><text:s/></text:span><text:span text:style-name="T58_6">of</text:span><text:span text:style-name="T58_7"><text:s/></text:span><text:span text:style-name="T58_8">its</text:span><text:span text:style-name="T58_9"><text:s/></text:span><text:span text:style-name="T58_10">purpose</text:span><text:span text:style-name="T58_11"><text:s/></text:span><text:span text:style-name="T58_12">remains</text:span><text:span text:style-name="T58_13"><text:s/></text:span><text:span text:style-name="T58_14">meaningful</text:span><text:span text:style-name="T58_15">,<text:s/></text:span><text:span text:style-name="T58_16">or</text:span></text:p>
      <text:p text:style-name="P59"/>
      <text:p text:style-name="P60"><text:span text:style-name="T60_1"><text:s text:c="3"/></text:span><text:span text:style-name="T60_2">b</text:span><text:span text:style-name="T60_3">)<text:s/></text:span><text:span text:style-name="T60_4">under</text:span><text:span text:style-name="T60_5"><text:s/></text:span><text:span text:style-name="T60_6">the</text:span><text:span text:style-name="T60_7"><text:s/></text:span><text:span text:style-name="T60_8">GNU</text:span><text:span text:style-name="T60_9"><text:s/></text:span><text:span text:style-name="T60_10">GPL</text:span><text:span text:style-name="T60_11">,<text:s/></text:span><text:span text:style-name="T60_12">with</text:span><text:span text:style-name="T60_13"><text:s/></text:span><text:span text:style-name="T60_14">none</text:span><text:span text:style-name="T60_15"><text:s/></text:span><text:span text:style-name="T60_16">of</text:span><text:span text:style-name="T60_17"><text:s/></text:span><text:span text:style-name="T60_18">the</text:span><text:span text:style-name="T60_19"><text:s/></text:span><text:span text:style-name="T60_20">additional</text:span><text:span text:style-name="T60_21"><text:s/></text:span><text:span text:style-name="T60_22">permissions</text:span><text:span text:style-name="T60_23"><text:s/></text:span><text:span text:style-name="T60_24">of</text:span></text:p>
      <text:p text:style-name="P61"><text:span text:style-name="T61_1"><text:s text:c="3"/></text:span><text:span text:style-name="T61_2">this</text:span><text:span text:style-name="T61_3"><text:s/></text:span><text:span text:style-name="T61_4">License</text:span><text:span text:style-name="T61_5"><text:s/></text:span><text:span text:style-name="T61_6">applicable</text:span><text:span text:style-name="T61_7"><text:s/></text:span><text:span text:style-name="T61_8">to</text:span><text:span text:style-name="T61_9"><text:s/></text:span><text:span text:style-name="T61_10">that</text:span><text:span text:style-name="T61_11"><text:s/></text:span><text:span text:style-name="T61_12">copy</text:span><text:span text:style-name="T61_13">.</text:span></text:p>
      <text:p text:style-name="P62"/>
      <text:p text:style-name="P63"><text:span text:style-name="T63_1"><text:s text:c="2"/>3.<text:s/></text:span><text:span text:style-name="T63_2">Object</text:span><text:span text:style-name="T63_3"><text:s/></text:span><text:span text:style-name="T63_4">Code</text:span><text:span text:style-name="T63_5"><text:s/></text:span><text:span text:style-name="T63_6">Incorporating</text:span><text:span text:style-name="T63_7"><text:s/></text:span><text:span text:style-name="T63_8">Material</text:span><text:span text:style-name="T63_9"><text:s/></text:span><text:span text:style-name="T63_10">from</text:span><text:span text:style-name="T63_11"><text:s/></text:span><text:span text:style-name="T63_12">Library</text:span><text:span text:style-name="T63_13"><text:s/></text:span><text:span text:style-name="T63_14">Header</text:span><text:span text:style-name="T63_15"><text:s/></text:span><text:span text:style-name="T63_16">Files</text:span><text:span text:style-name="T63_17">.</text:span></text:p>
      <text:p text:style-name="P64"/>
      <text:p text:style-name="P65"><text:span text:style-name="T65_1"><text:s text:c="2"/></text:span><text:span text:style-name="T65_2">The</text:span><text:span text:style-name="T65_3"><text:s/></text:span><text:span text:style-name="T65_4">object</text:span><text:span text:style-name="T65_5"><text:s/></text:span><text:span text:style-name="T65_6">code</text:span><text:span text:style-name="T65_7"><text:s/></text:span><text:span text:style-name="T65_8">form</text:span><text:span text:style-name="T65_9"><text:s/></text:span><text:span text:style-name="T65_10">of</text:span><text:span text:style-name="T65_11"><text:s/></text:span><text:span text:style-name="T65_12">an</text:span><text:span text:style-name="T65_13"><text:s/></text:span><text:span text:style-name="T65_14">Application</text:span><text:span text:style-name="T65_15"><text:s/></text:span><text:span text:style-name="T65_16">may</text:span><text:span text:style-name="T65_17"><text:s/></text:span><text:span text:style-name="T65_18">incorporate</text:span><text:span text:style-name="T65_19"><text:s/></text:span><text:span text:style-name="T65_20">material</text:span><text:span text:style-name="T65_21"><text:s/></text:span><text:span text:style-name="T65_22">from</text:span></text:p>
      <text:p text:style-name="P66"><text:span text:style-name="T66_1">a</text:span><text:span text:style-name="T66_2"><text:s/></text:span><text:span text:style-name="T66_3">header</text:span><text:span text:style-name="T66_4"><text:s/></text:span><text:span text:style-name="T66_5">file</text:span><text:span text:style-name="T66_6"><text:s/></text:span><text:span text:style-name="T66_7">that</text:span><text:span text:style-name="T66_8"><text:s/></text:span><text:span text:style-name="T66_9">is</text:span><text:span text:style-name="T66_10"><text:s/></text:span><text:span text:style-name="T66_11">part</text:span><text:span text:style-name="T66_12"><text:s/></text:span><text:span text:style-name="T66_13">of</text:span><text:span text:style-name="T66_14"><text:s/></text:span><text:span text:style-name="T66_15">the</text:span><text:span text:style-name="T66_16"><text:s/></text:span><text:span text:style-name="T66_17">Library</text:span><text:span text:style-name="T66_18">.<text:s text:c="2"/></text:span><text:span text:style-name="T66_19">You</text:span><text:span text:style-name="T66_20"><text:s/></text:span><text:span text:style-name="T66_21">may</text:span><text:span text:style-name="T66_22"><text:s/></text:span><text:span text:style-name="T66_23">convey</text:span><text:span text:style-name="T66_24"><text:s/></text:span><text:span text:style-name="T66_25">such</text:span><text:span text:style-name="T66_26"><text:s/></text:span><text:span text:style-name="T66_27">object</text:span></text:p>
      <text:p text:style-name="P67"><text:span text:style-name="T67_1">code</text:span><text:span text:style-name="T67_2"><text:s/></text:span><text:span text:style-name="T67_3">under</text:span><text:span text:style-name="T67_4"><text:s/></text:span><text:span text:style-name="T67_5">terms</text:span><text:span text:style-name="T67_6"><text:s/></text:span><text:span text:style-name="T67_7">of</text:span><text:span text:style-name="T67_8"><text:s/></text:span><text:span text:style-name="T67_9">your</text:span><text:span text:style-name="T67_10"><text:s/></text:span><text:span text:style-name="T67_11">choice</text:span><text:span text:style-name="T67_12">,<text:s/></text:span><text:span text:style-name="T67_13">provided</text:span><text:span text:style-name="T67_14"><text:s/></text:span><text:span text:style-name="T67_15">that</text:span><text:span text:style-name="T67_16">,<text:s/></text:span><text:span text:style-name="T67_17">if</text:span><text:span text:style-name="T67_18"><text:s/></text:span><text:span text:style-name="T67_19">the</text:span><text:span text:style-name="T67_20"><text:s/></text:span><text:span text:style-name="T67_21">incorporated</text:span></text:p>
      <text:p text:style-name="P68"><text:span text:style-name="T68_1">material</text:span><text:span text:style-name="T68_2"><text:s/></text:span><text:span text:style-name="T68_3">is</text:span><text:span text:style-name="T68_4"><text:s/></text:span><text:span text:style-name="T68_5">not</text:span><text:span text:style-name="T68_6"><text:s/></text:span><text:span text:style-name="T68_7">limited</text:span><text:span text:style-name="T68_8"><text:s/></text:span><text:span text:style-name="T68_9">to</text:span><text:span text:style-name="T68_10"><text:s/></text:span><text:span text:style-name="T68_11">numerical</text:span><text:span text:style-name="T68_12"><text:s/></text:span><text:span text:style-name="T68_13">parameters</text:span><text:span text:style-name="T68_14">,<text:s/></text:span><text:span text:style-name="T68_15">data</text:span><text:span text:style-name="T68_16"><text:s/></text:span><text:span text:style-name="T68_17">structure</text:span></text:p>
      <text:p text:style-name="P69"><text:span text:style-name="T69_1">layouts</text:span><text:span text:style-name="T69_2"><text:s/></text:span><text:span text:style-name="T69_3">and</text:span><text:span text:style-name="T69_4"><text:s/></text:span><text:span text:style-name="T69_5">accessors</text:span><text:span text:style-name="T69_6">,<text:s/></text:span><text:span text:style-name="T69_7">or</text:span><text:span text:style-name="T69_8"><text:s/></text:span><text:span text:style-name="T69_9">small</text:span><text:span text:style-name="T69_10"><text:s/></text:span><text:span text:style-name="T69_11">macros</text:span><text:span text:style-name="T69_12">,<text:s/></text:span><text:span text:style-name="T69_13">inline</text:span><text:span text:style-name="T69_14"><text:s/></text:span><text:span text:style-name="T69_15">functions</text:span><text:span text:style-name="T69_16"><text:s/></text:span><text:span text:style-name="T69_17">and</text:span><text:span text:style-name="T69_18"><text:s/></text:span><text:span text:style-name="T69_19">templates</text:span></text:p>
      <text:p text:style-name="P70"><text:span text:style-name="T70_1">(</text:span><text:span text:style-name="T70_2">ten</text:span><text:span text:style-name="T70_3"><text:s/></text:span><text:span text:style-name="T70_4">or</text:span><text:span text:style-name="T70_5"><text:s/></text:span><text:span text:style-name="T70_6">fewer</text:span><text:span text:style-name="T70_7"><text:s/></text:span><text:span text:style-name="T70_8">lines</text:span><text:span text:style-name="T70_9"><text:s/></text:span><text:span text:style-name="T70_10">in</text:span><text:span text:style-name="T70_11"><text:s/></text:span><text:span text:style-name="T70_12">length</text:span><text:span text:style-name="T70_13">),<text:s/></text:span><text:span text:style-name="T70_14">you</text:span><text:span text:style-name="T70_15"><text:s/></text:span><text:span text:style-name="T70_16">do</text:span><text:span text:style-name="T70_17"><text:s/></text:span><text:span text:style-name="T70_18">both</text:span><text:span text:style-name="T70_19"><text:s/></text:span><text:span text:style-name="T70_20">of</text:span><text:span text:style-name="T70_21"><text:s/></text:span><text:span text:style-name="T70_22">the</text:span><text:span text:style-name="T70_23"><text:s/></text:span><text:span text:style-name="T70_24">following</text:span><text:span text:style-name="T70_25">:</text:span></text:p>
      <text:p text:style-name="P71"/>
      <text:p text:style-name="P72"><text:span text:style-name="T72_1"><text:s text:c="3"/></text:span><text:span text:style-name="T72_2">a</text:span><text:span text:style-name="T72_3">)<text:s/></text:span><text:span text:style-name="T72_4">Give</text:span><text:span text:style-name="T72_5"><text:s/></text:span><text:span text:style-name="T72_6">prominent</text:span><text:span text:style-name="T72_7"><text:s/></text:span><text:span text:style-name="T72_8">notice</text:span><text:span text:style-name="T72_9"><text:s/></text:span><text:span text:style-name="T72_10">with</text:span><text:span text:style-name="T72_11"><text:s/></text:span><text:span text:style-name="T72_12">each</text:span><text:span text:style-name="T72_13"><text:s/></text:span><text:span text:style-name="T72_14">copy</text:span><text:span text:style-name="T72_15"><text:s/></text:span><text:span text:style-name="T72_16">of</text:span><text:span text:style-name="T72_17"><text:s/></text:span><text:span text:style-name="T72_18">the</text:span><text:span text:style-name="T72_19"><text:s/></text:span><text:span text:style-name="T72_20">object</text:span><text:span text:style-name="T72_21"><text:s/></text:span><text:span text:style-name="T72_22">code</text:span><text:span text:style-name="T72_23"><text:s/></text:span><text:span text:style-name="T72_24">that</text:span><text:span text:style-name="T72_25"><text:s/></text:span><text:span text:style-name="T72_26">the</text:span></text:p>
      <text:p text:style-name="P73"><text:span text:style-name="T73_1"><text:s text:c="3"/></text:span><text:span text:style-name="T73_2">Library</text:span><text:span text:style-name="T73_3"><text:s/></text:span><text:span text:style-name="T73_4">is</text:span><text:span text:style-name="T73_5"><text:s/></text:span><text:span text:style-name="T73_6">used</text:span><text:span text:style-name="T73_7"><text:s/></text:span><text:span text:style-name="T73_8">in</text:span><text:span text:style-name="T73_9"><text:s/></text:span><text:span text:style-name="T73_10">it</text:span><text:span text:style-name="T73_11"><text:s/></text:span><text:span text:style-name="T73_12">and</text:span><text:span text:style-name="T73_13"><text:s/></text:span><text:span text:style-name="T73_14">that</text:span><text:span text:style-name="T73_15"><text:s/></text:span><text:span text:style-name="T73_16">the</text:span><text:span text:style-name="T73_17"><text:s/></text:span><text:span text:style-name="T73_18">Library</text:span><text:span text:style-name="T73_19"><text:s/></text:span><text:span text:style-name="T73_20">and</text:span><text:span text:style-name="T73_21"><text:s/></text:span><text:span text:style-name="T73_22">its</text:span><text:span text:style-name="T73_23"><text:s/></text:span><text:span text:style-name="T73_24">use</text:span><text:span text:style-name="T73_25"><text:s/></text:span><text:span text:style-name="T73_26">are</text:span></text:p>
      <text:p text:style-name="P74"><text:span text:style-name="T74_1"><text:s text:c="3"/></text:span><text:span text:style-name="T74_2">covered</text:span><text:span text:style-name="T74_3"><text:s/></text:span><text:span text:style-name="T74_4">by</text:span><text:span text:style-name="T74_5"><text:s/></text:span><text:span text:style-name="T74_6">this</text:span><text:span text:style-name="T74_7"><text:s/></text:span><text:span text:style-name="T74_8">License</text:span><text:span text:style-name="T74_9">.</text:span></text:p>
      <text:p text:style-name="P75"/>
      <text:p text:style-name="P76"><text:span text:style-name="T76_1"><text:s text:c="3"/></text:span><text:span text:style-name="T76_2">b</text:span><text:span text:style-name="T76_3">)<text:s/></text:span><text:span text:style-name="T76_4">Accompany</text:span><text:span text:style-name="T76_5"><text:s/></text:span><text:span text:style-name="T76_6">the</text:span><text:span text:style-name="T76_7"><text:s/></text:span><text:span text:style-name="T76_8">object</text:span><text:span text:style-name="T76_9"><text:s/></text:span><text:span text:style-name="T76_10">code</text:span><text:span text:style-name="T76_11"><text:s/></text:span><text:span text:style-name="T76_12">with</text:span><text:span text:style-name="T76_13"><text:s/></text:span><text:span text:style-name="T76_14">a</text:span><text:span text:style-name="T76_15"><text:s/></text:span><text:span text:style-name="T76_16">copy</text:span><text:span text:style-name="T76_17"><text:s/></text:span><text:span text:style-name="T76_18">of</text:span><text:span text:style-name="T76_19"><text:s/></text:span><text:span text:style-name="T76_20">the</text:span><text:span text:style-name="T76_21"><text:s/></text:span><text:span text:style-name="T76_22">GNU</text:span><text:span text:style-name="T76_23"><text:s/></text:span><text:span text:style-name="T76_24">GPL</text:span><text:span text:style-name="T76_25"><text:s/></text:span><text:span text:style-name="T76_26">and</text:span><text:span text:style-name="T76_27"><text:s/></text:span><text:span text:style-name="T76_28">this</text:span><text:span text:style-name="T76_29"><text:s/></text:span><text:span text:style-name="T76_30">license</text:span></text:p>
      <text:p text:style-name="P77"><text:span text:style-name="T77_1"><text:s text:c="3"/></text:span><text:span text:style-name="T77_2">document</text:span><text:span text:style-name="T77_3">.</text:span></text:p>
      <text:p text:style-name="P78"/>
      <text:p text:style-name="P79"><text:span text:style-name="T79_1"><text:s text:c="2"/>4.<text:s/></text:span><text:span text:style-name="T79_2">Combined</text:span><text:span text:style-name="T79_3"><text:s/></text:span><text:span text:style-name="T79_4">Works</text:span><text:span text:style-name="T79_5">.</text:span></text:p>
      <text:p text:style-name="P80"/>
      <text:p text:style-name="P81"><text:span text:style-name="T81_1"><text:s text:c="2"/></text:span><text:span text:style-name="T81_2">You</text:span><text:span text:style-name="T81_3"><text:s/></text:span><text:span text:style-name="T81_4">may</text:span><text:span text:style-name="T81_5"><text:s/></text:span><text:span text:style-name="T81_6">convey</text:span><text:span text:style-name="T81_7"><text:s/></text:span><text:span text:style-name="T81_8">a</text:span><text:span text:style-name="T81_9"><text:s/></text:span><text:span text:style-name="T81_10">Combined</text:span><text:span text:style-name="T81_11"><text:s/></text:span><text:span text:style-name="T81_12">Work</text:span><text:span text:style-name="T81_13"><text:s/></text:span><text:span text:style-name="T81_14">under</text:span><text:span text:style-name="T81_15"><text:s/></text:span><text:span text:style-name="T81_16">terms</text:span><text:span text:style-name="T81_17"><text:s/></text:span><text:span text:style-name="T81_18">of</text:span><text:span text:style-name="T81_19"><text:s/></text:span><text:span text:style-name="T81_20">your</text:span><text:span text:style-name="T81_21"><text:s/></text:span><text:span text:style-name="T81_22">choice</text:span><text:span text:style-name="T81_23"><text:s/></text:span><text:span text:style-name="T81_24">that</text:span><text:span text:style-name="T81_25">,</text:span></text:p>
      <text:p text:style-name="P82"><text:span text:style-name="T82_1">taken</text:span><text:span text:style-name="T82_2"><text:s/></text:span><text:span text:style-name="T82_3">together</text:span><text:span text:style-name="T82_4">,<text:s/></text:span><text:span text:style-name="T82_5">effectively</text:span><text:span text:style-name="T82_6"><text:s/></text:span><text:span text:style-name="T82_7">do</text:span><text:span text:style-name="T82_8"><text:s/></text:span><text:span text:style-name="T82_9">not</text:span><text:span text:style-name="T82_10"><text:s/></text:span><text:span text:style-name="T82_11">restrict</text:span><text:span text:style-name="T82_12"><text:s/></text:span><text:span text:style-name="T82_13">modification</text:span><text:span text:style-name="T82_14"><text:s/></text:span><text:span text:style-name="T82_15">of</text:span><text:span text:style-name="T82_16"><text:s/></text:span><text:span text:style-name="T82_17">the</text:span></text:p>
      <text:p text:style-name="P83"><text:span text:style-name="T83_1">portions</text:span><text:span text:style-name="T83_2"><text:s/></text:span><text:span text:style-name="T83_3">of</text:span><text:span text:style-name="T83_4"><text:s/></text:span><text:span text:style-name="T83_5">the</text:span><text:span text:style-name="T83_6"><text:s/></text:span><text:span text:style-name="T83_7">Library</text:span><text:span text:style-name="T83_8"><text:s/></text:span><text:span text:style-name="T83_9">contained</text:span><text:span text:style-name="T83_10"><text:s/></text:span><text:span text:style-name="T83_11">in</text:span><text:span text:style-name="T83_12"><text:s/></text:span><text:span text:style-name="T83_13">the</text:span><text:span text:style-name="T83_14"><text:s/></text:span><text:span text:style-name="T83_15">Combined</text:span><text:span text:style-name="T83_16"><text:s/></text:span><text:span text:style-name="T83_17">Work</text:span><text:span text:style-name="T83_18"><text:s/></text:span><text:span text:style-name="T83_19">and</text:span><text:span text:style-name="T83_20"><text:s/></text:span><text:span text:style-name="T83_21">reverse</text:span></text:p>
      <text:p text:style-name="P84"><text:span text:style-name="T84_1">engineering</text:span><text:span text:style-name="T84_2"><text:s/></text:span><text:span text:style-name="T84_3">for</text:span><text:span text:style-name="T84_4"><text:s/></text:span><text:span text:style-name="T84_5">debugging</text:span><text:span text:style-name="T84_6"><text:s/></text:span><text:span text:style-name="T84_7">such</text:span><text:span text:style-name="T84_8"><text:s/></text:span><text:span text:style-name="T84_9">modifications</text:span><text:span text:style-name="T84_10">,<text:s/></text:span><text:span text:style-name="T84_11">if</text:span><text:span text:style-name="T84_12"><text:s/></text:span><text:span text:style-name="T84_13">you</text:span><text:span text:style-name="T84_14"><text:s/></text:span><text:span text:style-name="T84_15">also</text:span><text:span text:style-name="T84_16"><text:s/></text:span><text:span text:style-name="T84_17">do</text:span><text:span text:style-name="T84_18"><text:s/></text:span><text:span text:style-name="T84_19">each</text:span><text:span text:style-name="T84_20"><text:s/></text:span><text:span text:style-name="T84_21">of</text:span></text:p>
      <text:p text:style-name="P85"><text:span text:style-name="T85_1">the</text:span><text:span text:style-name="T85_2"><text:s/></text:span><text:span text:style-name="T85_3">following</text:span><text:span text:style-name="T85_4">:</text:span></text:p>
      <text:p text:style-name="P86"/>
      <text:p text:style-name="P87"><text:span text:style-name="T87_1"><text:s text:c="3"/></text:span><text:span text:style-name="T87_2">a</text:span><text:span text:style-name="T87_3">)<text:s/></text:span><text:span text:style-name="T87_4">Give</text:span><text:span text:style-name="T87_5"><text:s/></text:span><text:span text:style-name="T87_6">prominent</text:span><text:span text:style-name="T87_7"><text:s/></text:span><text:span text:style-name="T87_8">notice</text:span><text:span text:style-name="T87_9"><text:s/></text:span><text:span text:style-name="T87_10">with</text:span><text:span text:style-name="T87_11"><text:s/></text:span><text:span text:style-name="T87_12">each</text:span><text:span text:style-name="T87_13"><text:s/></text:span><text:span text:style-name="T87_14">copy</text:span><text:span text:style-name="T87_15"><text:s/></text:span><text:span text:style-name="T87_16">of</text:span><text:span text:style-name="T87_17"><text:s/></text:span><text:span text:style-name="T87_18">the</text:span><text:span text:style-name="T87_19"><text:s/></text:span><text:span text:style-name="T87_20">Combined</text:span><text:span text:style-name="T87_21"><text:s/></text:span><text:span text:style-name="T87_22">Work</text:span><text:span text:style-name="T87_23"><text:s/></text:span><text:span text:style-name="T87_24">that</text:span></text:p>
      <text:p text:style-name="P88"><text:span text:style-name="T88_1"><text:s text:c="3"/></text:span><text:span text:style-name="T88_2">the</text:span><text:span text:style-name="T88_3"><text:s/></text:span><text:span text:style-name="T88_4">Library</text:span><text:span text:style-name="T88_5"><text:s/></text:span><text:span text:style-name="T88_6">is</text:span><text:span text:style-name="T88_7"><text:s/></text:span><text:span text:style-name="T88_8">used</text:span><text:span text:style-name="T88_9"><text:s/></text:span><text:span text:style-name="T88_10">in</text:span><text:span text:style-name="T88_11"><text:s/></text:span><text:span text:style-name="T88_12">it</text:span><text:span text:style-name="T88_13"><text:s/></text:span><text:span text:style-name="T88_14">and</text:span><text:span text:style-name="T88_15"><text:s/></text:span><text:span text:style-name="T88_16">that</text:span><text:span text:style-name="T88_17"><text:s/></text:span><text:span text:style-name="T88_18">the</text:span><text:span text:style-name="T88_19"><text:s/></text:span><text:span text:style-name="T88_20">Library</text:span><text:span text:style-name="T88_21"><text:s/></text:span><text:span text:style-name="T88_22">and</text:span><text:span text:style-name="T88_23"><text:s/></text:span><text:span text:style-name="T88_24">its</text:span><text:span text:style-name="T88_25"><text:s/></text:span><text:span text:style-name="T88_26">use</text:span><text:span text:style-name="T88_27"><text:s/></text:span><text:span text:style-name="T88_28">are</text:span></text:p>
      <text:p text:style-name="P89"><text:span text:style-name="T89_1"><text:s text:c="3"/></text:span><text:span text:style-name="T89_2">covered</text:span><text:span text:style-name="T89_3"><text:s/></text:span><text:span text:style-name="T89_4">by</text:span><text:span text:style-name="T89_5"><text:s/></text:span><text:span text:style-name="T89_6">this</text:span><text:span text:style-name="T89_7"><text:s/></text:span><text:span text:style-name="T89_8">License</text:span><text:span text:style-name="T89_9">.</text:span></text:p>
      <text:p text:style-name="P90"/>
      <text:p text:style-name="P91"><text:span text:style-name="T91_1"><text:s text:c="3"/></text:span><text:span text:style-name="T91_2">b</text:span><text:span text:style-name="T91_3">)<text:s/></text:span><text:span text:style-name="T91_4">Accompany</text:span><text:span text:style-name="T91_5"><text:s/></text:span><text:span text:style-name="T91_6">the</text:span><text:span text:style-name="T91_7"><text:s/></text:span><text:span text:style-name="T91_8">Combined</text:span><text:span text:style-name="T91_9"><text:s/></text:span><text:span text:style-name="T91_10">Work</text:span><text:span text:style-name="T91_11"><text:s/></text:span><text:span text:style-name="T91_12">with</text:span><text:span text:style-name="T91_13"><text:s/></text:span><text:span text:style-name="T91_14">a</text:span><text:span text:style-name="T91_15"><text:s/></text:span><text:span text:style-name="T91_16">copy</text:span><text:span text:style-name="T91_17"><text:s/></text:span><text:span text:style-name="T91_18">of</text:span><text:span text:style-name="T91_19"><text:s/></text:span><text:span text:style-name="T91_20">the</text:span><text:span text:style-name="T91_21"><text:s/></text:span><text:span text:style-name="T91_22">GNU</text:span><text:span text:style-name="T91_23"><text:s/></text:span><text:span text:style-name="T91_24">GPL</text:span><text:span text:style-name="T91_25"><text:s/></text:span><text:span text:style-name="T91_26">and</text:span><text:span text:style-name="T91_27"><text:s/></text:span><text:span text:style-name="T91_28">this</text:span><text:span text:style-name="T91_29"><text:s/></text:span><text:span text:style-name="T91_30">license</text:span></text:p>
      <text:p text:style-name="P92"><text:span text:style-name="T92_1"><text:s text:c="3"/></text:span><text:span text:style-name="T92_2">document</text:span><text:span text:style-name="T92_3">.</text:span></text:p>
      <text:p text:style-name="P93"/>
      <text:p text:style-name="P94"><text:span text:style-name="T94_1"><text:s text:c="3"/></text:span><text:span text:style-name="T94_2">c</text:span><text:span text:style-name="T94_3">)<text:s/></text:span><text:span text:style-name="T94_4">For</text:span><text:span text:style-name="T94_5"><text:s/></text:span><text:span text:style-name="T94_6">a</text:span><text:span text:style-name="T94_7"><text:s/></text:span><text:span text:style-name="T94_8">Combined</text:span><text:span text:style-name="T94_9"><text:s/></text:span><text:span text:style-name="T94_10">Work</text:span><text:span text:style-name="T94_11"><text:s/></text:span><text:span text:style-name="T94_12">that</text:span><text:span text:style-name="T94_13"><text:s/></text:span><text:span text:style-name="T94_14">displays</text:span><text:span text:style-name="T94_15"><text:s/></text:span><text:span text:style-name="T94_16">copyright</text:span><text:span text:style-name="T94_17"><text:s/></text:span><text:span text:style-name="T94_18">notices</text:span><text:span text:style-name="T94_19"><text:s/></text:span><text:span text:style-name="T94_20">during</text:span></text:p>
      <text:p text:style-name="P95"><text:span text:style-name="T95_1"><text:s text:c="3"/></text:span><text:span text:style-name="T95_2">execution</text:span><text:span text:style-name="T95_3">,<text:s/></text:span><text:span text:style-name="T95_4">include</text:span><text:span text:style-name="T95_5"><text:s/></text:span><text:span text:style-name="T95_6">the</text:span><text:span text:style-name="T95_7"><text:s/></text:span><text:span text:style-name="T95_8">copyright</text:span><text:span text:style-name="T95_9"><text:s/></text:span><text:span text:style-name="T95_10">notice</text:span><text:span text:style-name="T95_11"><text:s/></text:span><text:span text:style-name="T95_12">for</text:span><text:span text:style-name="T95_13"><text:s/></text:span><text:span text:style-name="T95_14">the</text:span><text:span text:style-name="T95_15"><text:s/></text:span><text:span text:style-name="T95_16">Library</text:span><text:span text:style-name="T95_17"><text:s/></text:span><text:span text:style-name="T95_18">among</text:span></text:p>
      <text:p text:style-name="P96"><text:span text:style-name="T96_1"><text:s text:c="3"/></text:span><text:span text:style-name="T96_2">these</text:span><text:span text:style-name="T96_3"><text:s/></text:span><text:span text:style-name="T96_4">notices</text:span><text:span text:style-name="T96_5">,<text:s/></text:span><text:span text:style-name="T96_6">as</text:span><text:span text:style-name="T96_7"><text:s/></text:span><text:span text:style-name="T96_8">well</text:span><text:span text:style-name="T96_9"><text:s/></text:span><text:span text:style-name="T96_10">as</text:span><text:span text:style-name="T96_11"><text:s/></text:span><text:span text:style-name="T96_12">a</text:span><text:span text:style-name="T96_13"><text:s/></text:span><text:span text:style-name="T96_14">reference</text:span><text:span text:style-name="T96_15"><text:s/></text:span><text:span text:style-name="T96_16">directing</text:span><text:span text:style-name="T96_17"><text:s/></text:span><text:span text:style-name="T96_18">the</text:span><text:span text:style-name="T96_19"><text:s/></text:span><text:span text:style-name="T96_20">user</text:span><text:span text:style-name="T96_21"><text:s/></text:span><text:span text:style-name="T96_22">to</text:span><text:span text:style-name="T96_23"><text:s/></text:span><text:span text:style-name="T96_24">the</text:span></text:p>
      <text:p text:style-name="P97"><text:span text:style-name="T97_1"><text:s text:c="3"/></text:span><text:span text:style-name="T97_2">copies</text:span><text:span text:style-name="T97_3"><text:s/></text:span><text:span text:style-name="T97_4">of</text:span><text:span text:style-name="T97_5"><text:s/></text:span><text:span text:style-name="T97_6">the</text:span><text:span text:style-name="T97_7"><text:s/></text:span><text:span text:style-name="T97_8">GNU</text:span><text:span text:style-name="T97_9"><text:s/></text:span><text:span text:style-name="T97_10">GPL</text:span><text:span text:style-name="T97_11"><text:s/></text:span><text:span text:style-name="T97_12">and</text:span><text:span text:style-name="T97_13"><text:s/></text:span><text:span text:style-name="T97_14">this</text:span><text:span text:style-name="T97_15"><text:s/></text:span><text:span text:style-name="T97_16">license</text:span><text:span text:style-name="T97_17"><text:s/></text:span><text:span text:style-name="T97_18">document</text:span><text:span text:style-name="T97_19">.</text:span></text:p>
      <text:p text:style-name="P98"/>
      <text:p text:style-name="P99"><text:span text:style-name="T99_1"><text:s text:c="3"/></text:span><text:span text:style-name="T99_2">d</text:span><text:span text:style-name="T99_3">)<text:s/></text:span><text:span text:style-name="T99_4">Do</text:span><text:span text:style-name="T99_5"><text:s/></text:span><text:span text:style-name="T99_6">one</text:span><text:span text:style-name="T99_7"><text:s/></text:span><text:span text:style-name="T99_8">of</text:span><text:span text:style-name="T99_9"><text:s/></text:span><text:span text:style-name="T99_10">the</text:span><text:span text:style-name="T99_11"><text:s/></text:span><text:span text:style-name="T99_12">following</text:span><text:span text:style-name="T99_13">:</text:span></text:p>
      <text:p text:style-name="P100"/>
      <text:p text:style-name="P101"><text:span text:style-name="T101_1"><text:s text:c="7"/>0)<text:s/></text:span><text:span text:style-name="T101_2">Convey</text:span><text:span text:style-name="T101_3"><text:s/></text:span><text:span text:style-name="T101_4">the</text:span><text:span text:style-name="T101_5"><text:s/></text:span><text:span text:style-name="T101_6">Minimal</text:span><text:span text:style-name="T101_7"><text:s/></text:span><text:span text:style-name="T101_8">Corresponding</text:span><text:span text:style-name="T101_9"><text:s/></text:span><text:span text:style-name="T101_10">Source</text:span><text:span text:style-name="T101_11"><text:s/></text:span><text:span text:style-name="T101_12">under</text:span><text:span text:style-name="T101_13"><text:s/></text:span><text:span text:style-name="T101_14">the</text:span><text:span text:style-name="T101_15"><text:s/></text:span><text:span text:style-name="T101_16">terms</text:span><text:span text:style-name="T101_17"><text:s/></text:span><text:span text:style-name="T101_18">of</text:span><text:span text:style-name="T101_19"><text:s/></text:span><text:span text:style-name="T101_20">this</text:span></text:p>
      <text:p text:style-name="P102"><text:span text:style-name="T102_1"><text:s text:c="7"/></text:span><text:span text:style-name="T102_2">License</text:span><text:span text:style-name="T102_3">,<text:s/></text:span><text:span text:style-name="T102_4">and</text:span><text:span text:style-name="T102_5"><text:s/></text:span><text:span text:style-name="T102_6">the</text:span><text:span text:style-name="T102_7"><text:s/></text:span><text:span text:style-name="T102_8">Corresponding</text:span><text:span text:style-name="T102_9"><text:s/></text:span><text:span text:style-name="T102_10">Application</text:span><text:span text:style-name="T102_11"><text:s/></text:span><text:span text:style-name="T102_12">Code</text:span><text:span text:style-name="T102_13"><text:s/></text:span><text:span text:style-name="T102_14">in</text:span><text:span text:style-name="T102_15"><text:s/></text:span><text:span text:style-name="T102_16">a</text:span><text:span text:style-name="T102_17"><text:s/></text:span><text:span text:style-name="T102_18">form</text:span></text:p>
      <text:p text:style-name="P103"><text:span text:style-name="T103_1"><text:s text:c="7"/></text:span><text:span text:style-name="T103_2">suitable</text:span><text:span text:style-name="T103_3"><text:s/></text:span><text:span text:style-name="T103_4">for</text:span><text:span text:style-name="T103_5">,<text:s/></text:span><text:span text:style-name="T103_6">and</text:span><text:span text:style-name="T103_7"><text:s/></text:span><text:span text:style-name="T103_8">under</text:span><text:span text:style-name="T103_9"><text:s/></text:span><text:span text:style-name="T103_10">terms</text:span><text:span text:style-name="T103_11"><text:s/></text:span><text:span text:style-name="T103_12">that</text:span><text:span text:style-name="T103_13"><text:s/></text:span><text:span text:style-name="T103_14">permit</text:span><text:span text:style-name="T103_15">,<text:s/></text:span><text:span text:style-name="T103_16">the</text:span><text:span text:style-name="T103_17"><text:s/></text:span><text:span text:style-name="T103_18">user</text:span><text:span text:style-name="T103_19"><text:s/></text:span><text:span text:style-name="T103_20">to</text:span></text:p>
      <text:p text:style-name="P104"><text:span text:style-name="T104_1"><text:s text:c="7"/></text:span><text:span text:style-name="T104_2">recombine</text:span><text:span text:style-name="T104_3"><text:s/></text:span><text:span text:style-name="T104_4">or</text:span><text:span text:style-name="T104_5"><text:s/></text:span><text:span text:style-name="T104_6">relink</text:span><text:span text:style-name="T104_7"><text:s/></text:span><text:span text:style-name="T104_8">the</text:span><text:span text:style-name="T104_9"><text:s/></text:span><text:span text:style-name="T104_10">Application</text:span><text:span text:style-name="T104_11"><text:s/></text:span><text:span text:style-name="T104_12">with</text:span><text:span text:style-name="T104_13"><text:s/></text:span><text:span text:style-name="T104_14">a</text:span><text:span text:style-name="T104_15"><text:s/></text:span><text:span text:style-name="T104_16">modified</text:span><text:span text:style-name="T104_17"><text:s/></text:span><text:span text:style-name="T104_18">version</text:span><text:span text:style-name="T104_19"><text:s/></text:span><text:span text:style-name="T104_20">of</text:span></text:p>
      <text:p text:style-name="P105"><text:span text:style-name="T105_1"><text:s text:c="7"/></text:span><text:span text:style-name="T105_2">the</text:span><text:span text:style-name="T105_3"><text:s/></text:span><text:span text:style-name="T105_4">Linked</text:span><text:span text:style-name="T105_5"><text:s/></text:span><text:span text:style-name="T105_6">Version</text:span><text:span text:style-name="T105_7"><text:s/></text:span><text:span text:style-name="T105_8">to</text:span><text:span text:style-name="T105_9"><text:s/></text:span><text:span text:style-name="T105_10">produce</text:span><text:span text:style-name="T105_11"><text:s/></text:span><text:span text:style-name="T105_12">a</text:span><text:span text:style-name="T105_13"><text:s/></text:span><text:span text:style-name="T105_14">modified</text:span><text:span text:style-name="T105_15"><text:s/></text:span><text:span text:style-name="T105_16">Combined</text:span><text:span text:style-name="T105_17"><text:s/></text:span><text:span text:style-name="T105_18">Work</text:span><text:span text:style-name="T105_19">,<text:s/></text:span><text:span text:style-name="T105_20">in</text:span><text:span text:style-name="T105_21"><text:s/></text:span><text:span text:style-name="T105_22">the</text:span></text:p>
      <text:p text:style-name="P106"><text:span text:style-name="T106_1"><text:s text:c="7"/></text:span><text:span text:style-name="T106_2">manner</text:span><text:span text:style-name="T106_3"><text:s/></text:span><text:span text:style-name="T106_4">specified</text:span><text:span text:style-name="T106_5"><text:s/></text:span><text:span text:style-name="T106_6">by</text:span><text:span text:style-name="T106_7"><text:s/></text:span><text:span text:style-name="T106_8">section</text:span><text:span text:style-name="T106_9"><text:s/>6<text:s/></text:span><text:span text:style-name="T106_10">of</text:span><text:span text:style-name="T106_11"><text:s/></text:span><text:span text:style-name="T106_12">the</text:span><text:span text:style-name="T106_13"><text:s/></text:span><text:span text:style-name="T106_14">GNU</text:span><text:span text:style-name="T106_15"><text:s/></text:span><text:span text:style-name="T106_16">GPL</text:span><text:span text:style-name="T106_17"><text:s/></text:span><text:span text:style-name="T106_18">for</text:span><text:span text:style-name="T106_19"><text:s/></text:span><text:span text:style-name="T106_20">conveying</text:span></text:p>
      <text:p text:style-name="P107"><text:span text:style-name="T107_1"><text:s text:c="7"/></text:span><text:span text:style-name="T107_2">Corresponding</text:span><text:span text:style-name="T107_3"><text:s/></text:span><text:span text:style-name="T107_4">Source</text:span><text:span text:style-name="T107_5">.</text:span></text:p>
      <text:p text:style-name="P108"/>
      <text:p text:style-name="P109"><text:span text:style-name="T109_1"><text:s text:c="7"/>1)<text:s/></text:span><text:span text:style-name="T109_2">Use</text:span><text:span text:style-name="T109_3"><text:s/></text:span><text:span text:style-name="T109_4">a</text:span><text:span text:style-name="T109_5"><text:s/></text:span><text:span text:style-name="T109_6">suitable</text:span><text:span text:style-name="T109_7"><text:s/></text:span><text:span text:style-name="T109_8">shared</text:span><text:span text:style-name="T109_9"><text:s/></text:span><text:span text:style-name="T109_10">library</text:span><text:span text:style-name="T109_11"><text:s/></text:span><text:span text:style-name="T109_12">mechanism</text:span><text:span text:style-name="T109_13"><text:s/></text:span><text:span text:style-name="T109_14">for</text:span><text:span text:style-name="T109_15"><text:s/></text:span><text:span text:style-name="T109_16">linking</text:span><text:span text:style-name="T109_17"><text:s/></text:span><text:span text:style-name="T109_18">with</text:span><text:span text:style-name="T109_19"><text:s/></text:span><text:span text:style-name="T109_20">the</text:span></text:p>
      <text:p text:style-name="P110"><text:span text:style-name="T110_1"><text:s text:c="7"/></text:span><text:span text:style-name="T110_2">Library</text:span><text:span text:style-name="T110_3">.<text:s text:c="2"/></text:span><text:span text:style-name="T110_4">A</text:span><text:span text:style-name="T110_5"><text:s/></text:span><text:span text:style-name="T110_6">suitable</text:span><text:span text:style-name="T110_7"><text:s/></text:span><text:span text:style-name="T110_8">mechanism</text:span><text:span text:style-name="T110_9"><text:s/></text:span><text:span text:style-name="T110_10">is</text:span><text:span text:style-name="T110_11"><text:s/></text:span><text:span text:style-name="T110_12">one</text:span><text:span text:style-name="T110_13"><text:s/></text:span><text:span text:style-name="T110_14">that</text:span><text:span text:style-name="T110_15"><text:s/>(</text:span><text:span text:style-name="T110_16">a</text:span><text:span text:style-name="T110_17">)<text:s/></text:span><text:span text:style-name="T110_18">uses</text:span><text:span text:style-name="T110_19"><text:s/></text:span><text:span text:style-name="T110_20">at</text:span><text:span text:style-name="T110_21"><text:s/></text:span><text:span text:style-name="T110_22">run</text:span><text:span text:style-name="T110_23"><text:s/></text:span><text:span text:style-name="T110_24">time</text:span></text:p>
      <text:p text:style-name="P111"><text:span text:style-name="T111_1"><text:s text:c="7"/></text:span><text:span text:style-name="T111_2">a</text:span><text:span text:style-name="T111_3"><text:s/></text:span><text:span text:style-name="T111_4">copy</text:span><text:span text:style-name="T111_5"><text:s/></text:span><text:span text:style-name="T111_6">of</text:span><text:span text:style-name="T111_7"><text:s/></text:span><text:span text:style-name="T111_8">the</text:span><text:span text:style-name="T111_9"><text:s/></text:span><text:span text:style-name="T111_10">Library</text:span><text:span text:style-name="T111_11"><text:s/></text:span><text:span text:style-name="T111_12">already</text:span><text:span text:style-name="T111_13"><text:s/></text:span><text:span text:style-name="T111_14">present</text:span><text:span text:style-name="T111_15"><text:s/></text:span><text:span text:style-name="T111_16">on</text:span><text:span text:style-name="T111_17"><text:s/></text:span><text:span text:style-name="T111_18">the</text:span><text:span text:style-name="T111_19"><text:s/></text:span><text:span text:style-name="T111_20">user</text:span><text:span text:style-name="T111_21">'</text:span><text:span text:style-name="T111_22">s</text:span><text:span text:style-name="T111_23"><text:s/></text:span><text:span text:style-name="T111_24">computer</text:span></text:p>
      <text:p text:style-name="P112"><text:span text:style-name="T112_1"><text:s text:c="7"/></text:span><text:span text:style-name="T112_2">system</text:span><text:span text:style-name="T112_3">,<text:s/></text:span><text:span text:style-name="T112_4">and</text:span><text:span text:style-name="T112_5"><text:s/>(</text:span><text:span text:style-name="T112_6">b</text:span><text:span text:style-name="T112_7">)<text:s/></text:span><text:span text:style-name="T112_8">will</text:span><text:span text:style-name="T112_9"><text:s/></text:span><text:span text:style-name="T112_10">operate</text:span><text:span text:style-name="T112_11"><text:s/></text:span><text:span text:style-name="T112_12">properly</text:span><text:span text:style-name="T112_13"><text:s/></text:span><text:span text:style-name="T112_14">with</text:span><text:span text:style-name="T112_15"><text:s/></text:span><text:span text:style-name="T112_16">a</text:span><text:span text:style-name="T112_17"><text:s/></text:span><text:span text:style-name="T112_18">modified</text:span><text:span text:style-name="T112_19"><text:s/></text:span><text:span text:style-name="T112_20">version</text:span></text:p>
      <text:p text:style-name="P113"><text:span text:style-name="T113_1"><text:s text:c="7"/></text:span><text:span text:style-name="T113_2">of</text:span><text:span text:style-name="T113_3"><text:s/></text:span><text:span text:style-name="T113_4">the</text:span><text:span text:style-name="T113_5"><text:s/></text:span><text:span text:style-name="T113_6">Library</text:span><text:span text:style-name="T113_7"><text:s/></text:span><text:span text:style-name="T113_8">that</text:span><text:span text:style-name="T113_9"><text:s/></text:span><text:span text:style-name="T113_10">is</text:span><text:span text:style-name="T113_11"><text:s/></text:span><text:span text:style-name="T113_12">interface</text:span><text:span text:style-name="T113_13">-</text:span><text:span text:style-name="T113_14">compatible</text:span><text:span text:style-name="T113_15"><text:s/></text:span><text:span text:style-name="T113_16">with</text:span><text:span text:style-name="T113_17"><text:s/></text:span><text:span text:style-name="T113_18">the</text:span><text:span text:style-name="T113_19"><text:s/></text:span><text:span text:style-name="T113_20">Linked</text:span></text:p>
      <text:p text:style-name="P114"><text:span text:style-name="T114_1"><text:s text:c="7"/></text:span><text:span text:style-name="T114_2">Version</text:span><text:span text:style-name="T114_3">.</text:span></text:p>
      <text:p text:style-name="P115"/>
      <text:p text:style-name="P116"><text:span text:style-name="T116_1"><text:s text:c="3"/></text:span><text:span text:style-name="T116_2">e</text:span><text:span text:style-name="T116_3">)<text:s/></text:span><text:span text:style-name="T116_4">Provide</text:span><text:span text:style-name="T116_5"><text:s/></text:span><text:span text:style-name="T116_6">Installation</text:span><text:span text:style-name="T116_7"><text:s/></text:span><text:span text:style-name="T116_8">Information</text:span><text:span text:style-name="T116_9">,<text:s/></text:span><text:span text:style-name="T116_10">but</text:span><text:span text:style-name="T116_11"><text:s/></text:span><text:span text:style-name="T116_12">only</text:span><text:span text:style-name="T116_13"><text:s/></text:span><text:span text:style-name="T116_14">if</text:span><text:span text:style-name="T116_15"><text:s/></text:span><text:span text:style-name="T116_16">you</text:span><text:span text:style-name="T116_17"><text:s/></text:span><text:span text:style-name="T116_18">would</text:span><text:span text:style-name="T116_19"><text:s/></text:span><text:span text:style-name="T116_20">otherwise</text:span></text:p>
      <text:p text:style-name="P117"><text:span text:style-name="T117_1"><text:s text:c="3"/></text:span><text:span text:style-name="T117_2">be</text:span><text:span text:style-name="T117_3"><text:s/></text:span><text:span text:style-name="T117_4">required</text:span><text:span text:style-name="T117_5"><text:s/></text:span><text:span text:style-name="T117_6">to</text:span><text:span text:style-name="T117_7"><text:s/></text:span><text:span text:style-name="T117_8">provide</text:span><text:span text:style-name="T117_9"><text:s/></text:span><text:span text:style-name="T117_10">such</text:span><text:span text:style-name="T117_11"><text:s/></text:span><text:span text:style-name="T117_12">information</text:span><text:span text:style-name="T117_13"><text:s/></text:span><text:span text:style-name="T117_14">under</text:span><text:span text:style-name="T117_15"><text:s/></text:span><text:span text:style-name="T117_16">section</text:span><text:span text:style-name="T117_17"><text:s/>6<text:s/></text:span><text:span text:style-name="T117_18">of</text:span><text:span text:style-name="T117_19"><text:s/></text:span><text:span text:style-name="T117_20">the</text:span></text:p>
      <text:p text:style-name="P118"><text:span text:style-name="T118_1"><text:s text:c="3"/></text:span><text:span text:style-name="T118_2">GNU</text:span><text:span text:style-name="T118_3"><text:s/></text:span><text:span text:style-name="T118_4">GPL</text:span><text:span text:style-name="T118_5">,<text:s/></text:span><text:span text:style-name="T118_6">and</text:span><text:span text:style-name="T118_7"><text:s/></text:span><text:span text:style-name="T118_8">only</text:span><text:span text:style-name="T118_9"><text:s/></text:span><text:span text:style-name="T118_10">to</text:span><text:span text:style-name="T118_11"><text:s/></text:span><text:span text:style-name="T118_12">the</text:span><text:span text:style-name="T118_13"><text:s/></text:span><text:span text:style-name="T118_14">extent</text:span><text:span text:style-name="T118_15"><text:s/></text:span><text:span text:style-name="T118_16">that</text:span><text:span text:style-name="T118_17"><text:s/></text:span><text:span text:style-name="T118_18">such</text:span><text:span text:style-name="T118_19"><text:s/></text:span><text:span text:style-name="T118_20">information</text:span><text:span text:style-name="T118_21"><text:s/></text:span><text:span text:style-name="T118_22">is</text:span></text:p>
      <text:p text:style-name="P119"><text:span text:style-name="T119_1"><text:s text:c="3"/></text:span><text:span text:style-name="T119_2">necessary</text:span><text:span text:style-name="T119_3"><text:s/></text:span><text:span text:style-name="T119_4">to</text:span><text:span text:style-name="T119_5"><text:s/></text:span><text:span text:style-name="T119_6">install</text:span><text:span text:style-name="T119_7"><text:s/></text:span><text:span text:style-name="T119_8">and</text:span><text:span text:style-name="T119_9"><text:s/></text:span><text:span text:style-name="T119_10">execute</text:span><text:span text:style-name="T119_11"><text:s/></text:span><text:span text:style-name="T119_12">a</text:span><text:span text:style-name="T119_13"><text:s/></text:span><text:span text:style-name="T119_14">modified</text:span><text:span text:style-name="T119_15"><text:s/></text:span><text:span text:style-name="T119_16">version</text:span><text:span text:style-name="T119_17"><text:s/></text:span><text:span text:style-name="T119_18">of</text:span><text:span text:style-name="T119_19"><text:s/></text:span><text:span text:style-name="T119_20">the</text:span></text:p>
      <text:p text:style-name="P120"><text:span text:style-name="T120_1"><text:s text:c="3"/></text:span><text:span text:style-name="T120_2">Combined</text:span><text:span text:style-name="T120_3"><text:s/></text:span><text:span text:style-name="T120_4">Work</text:span><text:span text:style-name="T120_5"><text:s/></text:span><text:span text:style-name="T120_6">produced</text:span><text:span text:style-name="T120_7"><text:s/></text:span><text:span text:style-name="T120_8">by</text:span><text:span text:style-name="T120_9"><text:s/></text:span><text:span text:style-name="T120_10">recombining</text:span><text:span text:style-name="T120_11"><text:s/></text:span><text:span text:style-name="T120_12">or</text:span><text:span text:style-name="T120_13"><text:s/></text:span><text:span text:style-name="T120_14">relinking</text:span><text:span text:style-name="T120_15"><text:s/></text:span><text:span text:style-name="T120_16">the</text:span></text:p>
      <text:p text:style-name="P121"><text:span text:style-name="T121_1"><text:s text:c="3"/></text:span><text:span text:style-name="T121_2">Application</text:span><text:span text:style-name="T121_3"><text:s/></text:span><text:span text:style-name="T121_4">with</text:span><text:span text:style-name="T121_5"><text:s/></text:span><text:span text:style-name="T121_6">a</text:span><text:span text:style-name="T121_7"><text:s/></text:span><text:span text:style-name="T121_8">modified</text:span><text:span text:style-name="T121_9"><text:s/></text:span><text:span text:style-name="T121_10">version</text:span><text:span text:style-name="T121_11"><text:s/></text:span><text:span text:style-name="T121_12">of</text:span><text:span text:style-name="T121_13"><text:s/></text:span><text:span text:style-name="T121_14">the</text:span><text:span text:style-name="T121_15"><text:s/></text:span><text:span text:style-name="T121_16">Linked</text:span><text:span text:style-name="T121_17"><text:s/></text:span><text:span text:style-name="T121_18">Version</text:span><text:span text:style-name="T121_19">.<text:s/>(</text:span><text:span text:style-name="T121_20">If</text:span></text:p>
      <text:p text:style-name="P122"><text:span text:style-name="T122_1"><text:s text:c="3"/></text:span><text:span text:style-name="T122_2">you</text:span><text:span text:style-name="T122_3"><text:s/></text:span><text:span text:style-name="T122_4">use</text:span><text:span text:style-name="T122_5"><text:s/></text:span><text:span text:style-name="T122_6">option</text:span><text:span text:style-name="T122_7"><text:s/>4</text:span><text:span text:style-name="T122_8">d</text:span><text:span text:style-name="T122_9">0,<text:s/></text:span><text:span text:style-name="T122_10">the</text:span><text:span text:style-name="T122_11"><text:s/></text:span><text:span text:style-name="T122_12">Installation</text:span><text:span text:style-name="T122_13"><text:s/></text:span><text:span text:style-name="T122_14">Information</text:span><text:span text:style-name="T122_15"><text:s/></text:span><text:span text:style-name="T122_16">must</text:span><text:span text:style-name="T122_17"><text:s/></text:span><text:span text:style-name="T122_18">accompany</text:span></text:p>
      <text:p text:style-name="P123"><text:span text:style-name="T123_1"><text:s text:c="3"/></text:span><text:span text:style-name="T123_2">the</text:span><text:span text:style-name="T123_3"><text:s/></text:span><text:span text:style-name="T123_4">Minimal</text:span><text:span text:style-name="T123_5"><text:s/></text:span><text:span text:style-name="T123_6">Corresponding</text:span><text:span text:style-name="T123_7"><text:s/></text:span><text:span text:style-name="T123_8">Source</text:span><text:span text:style-name="T123_9"><text:s/></text:span><text:span text:style-name="T123_10">and</text:span><text:span text:style-name="T123_11"><text:s/></text:span><text:span text:style-name="T123_12">Corresponding</text:span><text:span text:style-name="T123_13"><text:s/></text:span><text:span text:style-name="T123_14">Application</text:span></text:p>
      <text:p text:style-name="P124"><text:span text:style-name="T124_1"><text:s text:c="3"/></text:span><text:span text:style-name="T124_2">Code</text:span><text:span text:style-name="T124_3">.<text:s/></text:span><text:span text:style-name="T124_4">If</text:span><text:span text:style-name="T124_5"><text:s/></text:span><text:span text:style-name="T124_6">you</text:span><text:span text:style-name="T124_7"><text:s/></text:span><text:span text:style-name="T124_8">use</text:span><text:span text:style-name="T124_9"><text:s/></text:span><text:span text:style-name="T124_10">option</text:span><text:span text:style-name="T124_11"><text:s/>4</text:span><text:span text:style-name="T124_12">d</text:span><text:span text:style-name="T124_13">1,<text:s/></text:span><text:span text:style-name="T124_14">you</text:span><text:span text:style-name="T124_15"><text:s/></text:span><text:span text:style-name="T124_16">must</text:span><text:span text:style-name="T124_17"><text:s/></text:span><text:span text:style-name="T124_18">provide</text:span><text:span text:style-name="T124_19"><text:s/></text:span><text:span text:style-name="T124_20">the</text:span><text:span text:style-name="T124_21"><text:s/></text:span><text:span text:style-name="T124_22">Installation</text:span></text:p>
      <text:p text:style-name="P125"><text:span text:style-name="T125_1"><text:s text:c="3"/></text:span><text:span text:style-name="T125_2">Information</text:span><text:span text:style-name="T125_3"><text:s/></text:span><text:span text:style-name="T125_4">in</text:span><text:span text:style-name="T125_5"><text:s/></text:span><text:span text:style-name="T125_6">the</text:span><text:span text:style-name="T125_7"><text:s/></text:span><text:span text:style-name="T125_8">manner</text:span><text:span text:style-name="T125_9"><text:s/></text:span><text:span text:style-name="T125_10">specified</text:span><text:span text:style-name="T125_11"><text:s/></text:span><text:span text:style-name="T125_12">by</text:span><text:span text:style-name="T125_13"><text:s/></text:span><text:span text:style-name="T125_14">section</text:span><text:span text:style-name="T125_15"><text:s/>6<text:s/></text:span><text:span text:style-name="T125_16">of</text:span><text:span text:style-name="T125_17"><text:s/></text:span><text:span text:style-name="T125_18">the</text:span><text:span text:style-name="T125_19"><text:s/></text:span><text:span text:style-name="T125_20">GNU</text:span><text:span text:style-name="T125_21"><text:s/></text:span><text:span text:style-name="T125_22">GPL</text:span></text:p>
      <text:p text:style-name="P126"><text:span text:style-name="T126_1"><text:s text:c="3"/></text:span><text:span text:style-name="T126_2">for</text:span><text:span text:style-name="T126_3"><text:s/></text:span><text:span text:style-name="T126_4">conveying</text:span><text:span text:style-name="T126_5"><text:s/></text:span><text:span text:style-name="T126_6">Corresponding</text:span><text:span text:style-name="T126_7"><text:s/></text:span><text:span text:style-name="T126_8">Source</text:span><text:span text:style-name="T126_9">.)</text:span></text:p>
      <text:p text:style-name="P127"/>
      <text:p text:style-name="P128"><text:span text:style-name="T128_1"><text:s text:c="2"/>5.<text:s/></text:span><text:span text:style-name="T128_2">Combined</text:span><text:span text:style-name="T128_3"><text:s/></text:span><text:span text:style-name="T128_4">Libraries</text:span><text:span text:style-name="T128_5">.</text:span></text:p>
      <text:p text:style-name="P129"/>
      <text:p text:style-name="P130"><text:span text:style-name="T130_1"><text:s text:c="2"/></text:span><text:span text:style-name="T130_2">You</text:span><text:span text:style-name="T130_3"><text:s/></text:span><text:span text:style-name="T130_4">may</text:span><text:span text:style-name="T130_5"><text:s/></text:span><text:span text:style-name="T130_6">place</text:span><text:span text:style-name="T130_7"><text:s/></text:span><text:span text:style-name="T130_8">library</text:span><text:span text:style-name="T130_9"><text:s/></text:span><text:span text:style-name="T130_10">facilities</text:span><text:span text:style-name="T130_11"><text:s/></text:span><text:span text:style-name="T130_12">that</text:span><text:span text:style-name="T130_13"><text:s/></text:span><text:span text:style-name="T130_14">are</text:span><text:span text:style-name="T130_15"><text:s/></text:span><text:span text:style-name="T130_16">a</text:span><text:span text:style-name="T130_17"><text:s/></text:span><text:span text:style-name="T130_18">work</text:span><text:span text:style-name="T130_19"><text:s/></text:span><text:span text:style-name="T130_20">based</text:span><text:span text:style-name="T130_21"><text:s/></text:span><text:span text:style-name="T130_22">on</text:span><text:span text:style-name="T130_23"><text:s/></text:span><text:span text:style-name="T130_24">the</text:span></text:p>
      <text:p text:style-name="P131"><text:span text:style-name="T131_1">Library</text:span><text:span text:style-name="T131_2"><text:s/></text:span><text:span text:style-name="T131_3">side</text:span><text:span text:style-name="T131_4"><text:s/></text:span><text:span text:style-name="T131_5">by</text:span><text:span text:style-name="T131_6"><text:s/></text:span><text:span text:style-name="T131_7">side</text:span><text:span text:style-name="T131_8"><text:s/></text:span><text:span text:style-name="T131_9">in</text:span><text:span text:style-name="T131_10"><text:s/></text:span><text:span text:style-name="T131_11">a</text:span><text:span text:style-name="T131_12"><text:s/></text:span><text:span text:style-name="T131_13">single</text:span><text:span text:style-name="T131_14"><text:s/></text:span><text:span text:style-name="T131_15">library</text:span><text:span text:style-name="T131_16"><text:s/></text:span><text:span text:style-name="T131_17">together</text:span><text:span text:style-name="T131_18"><text:s/></text:span><text:span text:style-name="T131_19">with</text:span><text:span text:style-name="T131_20"><text:s/></text:span><text:span text:style-name="T131_21">other</text:span><text:span text:style-name="T131_22"><text:s/></text:span><text:span text:style-name="T131_23">library</text:span></text:p>
      <text:p text:style-name="P132"><text:span text:style-name="T132_1">facilities</text:span><text:span text:style-name="T132_2"><text:s/></text:span><text:span text:style-name="T132_3">that</text:span><text:span text:style-name="T132_4"><text:s/></text:span><text:span text:style-name="T132_5">are</text:span><text:span text:style-name="T132_6"><text:s/></text:span><text:span text:style-name="T132_7">not</text:span><text:span text:style-name="T132_8"><text:s/></text:span><text:span text:style-name="T132_9">Applications</text:span><text:span text:style-name="T132_10"><text:s/></text:span><text:span text:style-name="T132_11">and</text:span><text:span text:style-name="T132_12"><text:s/></text:span><text:span text:style-name="T132_13">are</text:span><text:span text:style-name="T132_14"><text:s/></text:span><text:span text:style-name="T132_15">not</text:span><text:span text:style-name="T132_16"><text:s/></text:span><text:span text:style-name="T132_17">covered</text:span><text:span text:style-name="T132_18"><text:s/></text:span><text:span text:style-name="T132_19">by</text:span><text:span text:style-name="T132_20"><text:s/></text:span><text:span text:style-name="T132_21">this</text:span></text:p>
      <text:p text:style-name="P133"><text:span text:style-name="T133_1">License</text:span><text:span text:style-name="T133_2">,<text:s/></text:span><text:span text:style-name="T133_3">and</text:span><text:span text:style-name="T133_4"><text:s/></text:span><text:span text:style-name="T133_5">convey</text:span><text:span text:style-name="T133_6"><text:s/></text:span><text:span text:style-name="T133_7">such</text:span><text:span text:style-name="T133_8"><text:s/></text:span><text:span text:style-name="T133_9">a</text:span><text:span text:style-name="T133_10"><text:s/></text:span><text:span text:style-name="T133_11">combined</text:span><text:span text:style-name="T133_12"><text:s/></text:span><text:span text:style-name="T133_13">library</text:span><text:span text:style-name="T133_14"><text:s/></text:span><text:span text:style-name="T133_15">under</text:span><text:span text:style-name="T133_16"><text:s/></text:span><text:span text:style-name="T133_17">terms</text:span><text:span text:style-name="T133_18"><text:s/></text:span><text:span text:style-name="T133_19">of</text:span><text:span text:style-name="T133_20"><text:s/></text:span><text:span text:style-name="T133_21">your</text:span></text:p>
      <text:p text:style-name="P134"><text:span text:style-name="T134_1">choice</text:span><text:span text:style-name="T134_2">,<text:s/></text:span><text:span text:style-name="T134_3">if</text:span><text:span text:style-name="T134_4"><text:s/></text:span><text:span text:style-name="T134_5">you</text:span><text:span text:style-name="T134_6"><text:s/></text:span><text:span text:style-name="T134_7">do</text:span><text:span text:style-name="T134_8"><text:s/></text:span><text:span text:style-name="T134_9">both</text:span><text:span text:style-name="T134_10"><text:s/></text:span><text:span text:style-name="T134_11">of</text:span><text:span text:style-name="T134_12"><text:s/></text:span><text:span text:style-name="T134_13">the</text:span><text:span text:style-name="T134_14"><text:s/></text:span><text:span text:style-name="T134_15">following</text:span><text:span text:style-name="T134_16">:</text:span></text:p>
      <text:p text:style-name="P135"/>
      <text:p text:style-name="P136"><text:span text:style-name="T136_1"><text:s text:c="3"/></text:span><text:span text:style-name="T136_2">a</text:span><text:span text:style-name="T136_3">)<text:s/></text:span><text:span text:style-name="T136_4">Accompany</text:span><text:span text:style-name="T136_5"><text:s/></text:span><text:span text:style-name="T136_6">the</text:span><text:span text:style-name="T136_7"><text:s/></text:span><text:span text:style-name="T136_8">combined</text:span><text:span text:style-name="T136_9"><text:s/></text:span><text:span text:style-name="T136_10">library</text:span><text:span text:style-name="T136_11"><text:s/></text:span><text:span text:style-name="T136_12">with</text:span><text:span text:style-name="T136_13"><text:s/></text:span><text:span text:style-name="T136_14">a</text:span><text:span text:style-name="T136_15"><text:s/></text:span><text:span text:style-name="T136_16">copy</text:span><text:span text:style-name="T136_17"><text:s/></text:span><text:span text:style-name="T136_18">of</text:span><text:span text:style-name="T136_19"><text:s/></text:span><text:span text:style-name="T136_20">the</text:span><text:span text:style-name="T136_21"><text:s/></text:span><text:span text:style-name="T136_22">same</text:span><text:span text:style-name="T136_23"><text:s/></text:span><text:span text:style-name="T136_24">work</text:span><text:span text:style-name="T136_25"><text:s/></text:span><text:span text:style-name="T136_26">based</text:span></text:p>
      <text:p text:style-name="P137"><text:span text:style-name="T137_1"><text:s text:c="3"/></text:span><text:span text:style-name="T137_2">on</text:span><text:span text:style-name="T137_3"><text:s/></text:span><text:span text:style-name="T137_4">the</text:span><text:span text:style-name="T137_5"><text:s/></text:span><text:span text:style-name="T137_6">Library</text:span><text:span text:style-name="T137_7">,<text:s/></text:span><text:span text:style-name="T137_8">uncombined</text:span><text:span text:style-name="T137_9"><text:s/></text:span><text:span text:style-name="T137_10">with</text:span><text:span text:style-name="T137_11"><text:s/></text:span><text:span text:style-name="T137_12">any</text:span><text:span text:style-name="T137_13"><text:s/></text:span><text:span text:style-name="T137_14">other</text:span><text:span text:style-name="T137_15"><text:s/></text:span><text:span text:style-name="T137_16">library</text:span><text:span text:style-name="T137_17"><text:s/></text:span><text:span text:style-name="T137_18">facilities</text:span><text:span text:style-name="T137_19">,</text:span></text:p>
      <text:p text:style-name="P138"><text:span text:style-name="T138_1"><text:s text:c="3"/></text:span><text:span text:style-name="T138_2">conveyed</text:span><text:span text:style-name="T138_3"><text:s/></text:span><text:span text:style-name="T138_4">under</text:span><text:span text:style-name="T138_5"><text:s/></text:span><text:span text:style-name="T138_6">the</text:span><text:span text:style-name="T138_7"><text:s/></text:span><text:span text:style-name="T138_8">terms</text:span><text:span text:style-name="T138_9"><text:s/></text:span><text:span text:style-name="T138_10">of</text:span><text:span text:style-name="T138_11"><text:s/></text:span><text:span text:style-name="T138_12">this</text:span><text:span text:style-name="T138_13"><text:s/></text:span><text:span text:style-name="T138_14">License</text:span><text:span text:style-name="T138_15">.</text:span></text:p>
      <text:p text:style-name="P139"/>
      <text:p text:style-name="P140"><text:span text:style-name="T140_1"><text:s text:c="3"/></text:span><text:span text:style-name="T140_2">b</text:span><text:span text:style-name="T140_3">)<text:s/></text:span><text:span text:style-name="T140_4">Give</text:span><text:span text:style-name="T140_5"><text:s/></text:span><text:span text:style-name="T140_6">prominent</text:span><text:span text:style-name="T140_7"><text:s/></text:span><text:span text:style-name="T140_8">notice</text:span><text:span text:style-name="T140_9"><text:s/></text:span><text:span text:style-name="T140_10">with</text:span><text:span text:style-name="T140_11"><text:s/></text:span><text:span text:style-name="T140_12">the</text:span><text:span text:style-name="T140_13"><text:s/></text:span><text:span text:style-name="T140_14">combined</text:span><text:span text:style-name="T140_15"><text:s/></text:span><text:span text:style-name="T140_16">library</text:span><text:span text:style-name="T140_17"><text:s/></text:span><text:span text:style-name="T140_18">that</text:span><text:span text:style-name="T140_19"><text:s/></text:span><text:span text:style-name="T140_20">part</text:span><text:span text:style-name="T140_21"><text:s/></text:span><text:span text:style-name="T140_22">of</text:span><text:span text:style-name="T140_23"><text:s/></text:span><text:span text:style-name="T140_24">it</text:span></text:p>
      <text:p text:style-name="P141"><text:span text:style-name="T141_1"><text:s text:c="3"/></text:span><text:span text:style-name="T141_2">is</text:span><text:span text:style-name="T141_3"><text:s/></text:span><text:span text:style-name="T141_4">a</text:span><text:span text:style-name="T141_5"><text:s/></text:span><text:span text:style-name="T141_6">work</text:span><text:span text:style-name="T141_7"><text:s/></text:span><text:span text:style-name="T141_8">based</text:span><text:span text:style-name="T141_9"><text:s/></text:span><text:span text:style-name="T141_10">on</text:span><text:span text:style-name="T141_11"><text:s/></text:span><text:span text:style-name="T141_12">the</text:span><text:span text:style-name="T141_13"><text:s/></text:span><text:span text:style-name="T141_14">Library</text:span><text:span text:style-name="T141_15">,<text:s/></text:span><text:span text:style-name="T141_16">and</text:span><text:span text:style-name="T141_17"><text:s/></text:span><text:span text:style-name="T141_18">explaining</text:span><text:span text:style-name="T141_19"><text:s/></text:span><text:span text:style-name="T141_20">where</text:span><text:span text:style-name="T141_21"><text:s/></text:span><text:span text:style-name="T141_22">to</text:span><text:span text:style-name="T141_23"><text:s/></text:span><text:span text:style-name="T141_24">find</text:span><text:span text:style-name="T141_25"><text:s/></text:span><text:span text:style-name="T141_26">the</text:span></text:p>
      <text:p text:style-name="P142"><text:span text:style-name="T142_1"><text:s text:c="3"/></text:span><text:span text:style-name="T142_2">accompanying</text:span><text:span text:style-name="T142_3"><text:s/></text:span><text:span text:style-name="T142_4">uncombined</text:span><text:span text:style-name="T142_5"><text:s/></text:span><text:span text:style-name="T142_6">form</text:span><text:span text:style-name="T142_7"><text:s/></text:span><text:span text:style-name="T142_8">of</text:span><text:span text:style-name="T142_9"><text:s/></text:span><text:span text:style-name="T142_10">the</text:span><text:span text:style-name="T142_11"><text:s/></text:span><text:span text:style-name="T142_12">same</text:span><text:span text:style-name="T142_13"><text:s/></text:span><text:span text:style-name="T142_14">work</text:span><text:span text:style-name="T142_15">.</text:span></text:p>
      <text:p text:style-name="P143"/>
      <text:p text:style-name="P144"><text:span text:style-name="T144_1"><text:s text:c="2"/>6.<text:s/></text:span><text:span text:style-name="T144_2">Revised</text:span><text:span text:style-name="T144_3"><text:s/></text:span><text:span text:style-name="T144_4">Versions</text:span><text:span text:style-name="T144_5"><text:s/></text:span><text:span text:style-name="T144_6">of</text:span><text:span text:style-name="T144_7"><text:s/></text:span><text:span text:style-name="T144_8">the</text:span><text:span text:style-name="T144_9"><text:s/></text:span><text:span text:style-name="T144_10">GNU</text:span><text:span text:style-name="T144_11"><text:s/></text:span><text:span text:style-name="T144_12">Lesser</text:span><text:span text:style-name="T144_13"><text:s/></text:span><text:span text:style-name="T144_14">General</text:span><text:span text:style-name="T144_15"><text:s/></text:span><text:span text:style-name="T144_16">Public</text:span><text:span text:style-name="T144_17"><text:s/></text:span><text:span text:style-name="T144_18">License</text:span><text:span text:style-name="T144_19">.</text:span></text:p>
      <text:p text:style-name="P145"/>
      <text:p text:style-name="P146"><text:span text:style-name="T146_1"><text:s text:c="2"/></text:span><text:span text:style-name="T146_2">The</text:span><text:span text:style-name="T146_3"><text:s/></text:span><text:span text:style-name="T146_4">Free</text:span><text:span text:style-name="T146_5"><text:s/></text:span><text:span text:style-name="T146_6">Software</text:span><text:span text:style-name="T146_7"><text:s/></text:span><text:span text:style-name="T146_8">Foundation</text:span><text:span text:style-name="T146_9"><text:s/></text:span><text:span text:style-name="T146_10">may</text:span><text:span text:style-name="T146_11"><text:s/></text:span><text:span text:style-name="T146_12">publish</text:span><text:span text:style-name="T146_13"><text:s/></text:span><text:span text:style-name="T146_14">revised</text:span><text:span text:style-name="T146_15"><text:s/></text:span><text:span text:style-name="T146_16">and</text:span><text:span text:style-name="T146_17">/</text:span><text:span text:style-name="T146_18">or</text:span><text:span text:style-name="T146_19"><text:s/></text:span><text:span text:style-name="T146_20">new</text:span><text:span text:style-name="T146_21"><text:s/></text:span><text:span text:style-name="T146_22">versions</text:span></text:p>
      <text:p text:style-name="P147"><text:span text:style-name="T147_1">of</text:span><text:span text:style-name="T147_2"><text:s/></text:span><text:span text:style-name="T147_3">the</text:span><text:span text:style-name="T147_4"><text:s/></text:span><text:span text:style-name="T147_5">GNU</text:span><text:span text:style-name="T147_6"><text:s/></text:span><text:span text:style-name="T147_7">Lesser</text:span><text:span text:style-name="T147_8"><text:s/></text:span><text:span text:style-name="T147_9">General</text:span><text:span text:style-name="T147_10"><text:s/></text:span><text:span text:style-name="T147_11">Public</text:span><text:span text:style-name="T147_12"><text:s/></text:span><text:span text:style-name="T147_13">License</text:span><text:span text:style-name="T147_14"><text:s/></text:span><text:span text:style-name="T147_15">from</text:span><text:span text:style-name="T147_16"><text:s/></text:span><text:span text:style-name="T147_17">time</text:span><text:span text:style-name="T147_18"><text:s/></text:span><text:span text:style-name="T147_19">to</text:span><text:span text:style-name="T147_20"><text:s/></text:span><text:span text:style-name="T147_21">time</text:span><text:span text:style-name="T147_22">.<text:s/></text:span><text:span text:style-name="T147_23">Such</text:span><text:span text:style-name="T147_24"><text:s/></text:span><text:span text:style-name="T147_25">new</text:span></text:p>
      <text:p text:style-name="P148"><text:span text:style-name="T148_1">versions</text:span><text:span text:style-name="T148_2"><text:s/></text:span><text:span text:style-name="T148_3">will</text:span><text:span text:style-name="T148_4"><text:s/></text:span><text:span text:style-name="T148_5">be</text:span><text:span text:style-name="T148_6"><text:s/></text:span><text:span text:style-name="T148_7">similar</text:span><text:span text:style-name="T148_8"><text:s/></text:span><text:span text:style-name="T148_9">in</text:span><text:span text:style-name="T148_10"><text:s/></text:span><text:span text:style-name="T148_11">spirit</text:span><text:span text:style-name="T148_12"><text:s/></text:span><text:span text:style-name="T148_13">to</text:span><text:span text:style-name="T148_14"><text:s/></text:span><text:span text:style-name="T148_15">the</text:span><text:span text:style-name="T148_16"><text:s/></text:span><text:span text:style-name="T148_17">present</text:span><text:span text:style-name="T148_18"><text:s/></text:span><text:span text:style-name="T148_19">version</text:span><text:span text:style-name="T148_20">,<text:s/></text:span><text:span text:style-name="T148_21">but</text:span><text:span text:style-name="T148_22"><text:s/></text:span><text:span text:style-name="T148_23">may</text:span></text:p>
      <text:p text:style-name="P149"><text:span text:style-name="T149_1">differ</text:span><text:span text:style-name="T149_2"><text:s/></text:span><text:span text:style-name="T149_3">in</text:span><text:span text:style-name="T149_4"><text:s/></text:span><text:span text:style-name="T149_5">detail</text:span><text:span text:style-name="T149_6"><text:s/></text:span><text:span text:style-name="T149_7">to</text:span><text:span text:style-name="T149_8"><text:s/></text:span><text:span text:style-name="T149_9">address</text:span><text:span text:style-name="T149_10"><text:s/></text:span><text:span text:style-name="T149_11">new</text:span><text:span text:style-name="T149_12"><text:s/></text:span><text:span text:style-name="T149_13">problems</text:span><text:span text:style-name="T149_14"><text:s/></text:span><text:span text:style-name="T149_15">or</text:span><text:span text:style-name="T149_16"><text:s/></text:span><text:span text:style-name="T149_17">concerns</text:span><text:span text:style-name="T149_18">.</text:span></text:p>
      <text:p text:style-name="P150"/>
      <text:p text:style-name="P151"><text:span text:style-name="T151_1"><text:s text:c="2"/></text:span><text:span text:style-name="T151_2">Each</text:span><text:span text:style-name="T151_3"><text:s/></text:span><text:span text:style-name="T151_4">version</text:span><text:span text:style-name="T151_5"><text:s/></text:span><text:span text:style-name="T151_6">is</text:span><text:span text:style-name="T151_7"><text:s/></text:span><text:span text:style-name="T151_8">given</text:span><text:span text:style-name="T151_9"><text:s/></text:span><text:span text:style-name="T151_10">a</text:span><text:span text:style-name="T151_11"><text:s/></text:span><text:span text:style-name="T151_12">distinguishing</text:span><text:span text:style-name="T151_13"><text:s/></text:span><text:span text:style-name="T151_14">version</text:span><text:span text:style-name="T151_15"><text:s/></text:span><text:span text:style-name="T151_16">number</text:span><text:span text:style-name="T151_17">.<text:s/></text:span><text:span text:style-name="T151_18">If</text:span><text:span text:style-name="T151_19"><text:s/></text:span><text:span text:style-name="T151_20">the</text:span></text:p>
      <text:p text:style-name="P152"><text:span text:style-name="T152_1">Library</text:span><text:span text:style-name="T152_2"><text:s/></text:span><text:span text:style-name="T152_3">as</text:span><text:span text:style-name="T152_4"><text:s/></text:span><text:span text:style-name="T152_5">you</text:span><text:span text:style-name="T152_6"><text:s/></text:span><text:span text:style-name="T152_7">received</text:span><text:span text:style-name="T152_8"><text:s/></text:span><text:span text:style-name="T152_9">it</text:span><text:span text:style-name="T152_10"><text:s/></text:span><text:span text:style-name="T152_11">specifies</text:span><text:span text:style-name="T152_12"><text:s/></text:span><text:span text:style-name="T152_13">that</text:span><text:span text:style-name="T152_14"><text:s/></text:span><text:span text:style-name="T152_15">a</text:span><text:span text:style-name="T152_16"><text:s/></text:span><text:span text:style-name="T152_17">certain</text:span><text:span text:style-name="T152_18"><text:s/></text:span><text:span text:style-name="T152_19">numbered</text:span><text:span text:style-name="T152_20"><text:s/></text:span><text:span text:style-name="T152_21">version</text:span></text:p>
      <text:p text:style-name="P153"><text:span text:style-name="T153_1">of</text:span><text:span text:style-name="T153_2"><text:s/></text:span><text:span text:style-name="T153_3">the</text:span><text:span text:style-name="T153_4"><text:s/></text:span><text:span text:style-name="T153_5">GNU</text:span><text:span text:style-name="T153_6"><text:s/></text:span><text:span text:style-name="T153_7">Lesser</text:span><text:span text:style-name="T153_8"><text:s/></text:span><text:span text:style-name="T153_9">General</text:span><text:span text:style-name="T153_10"><text:s/></text:span><text:span text:style-name="T153_11">Public</text:span><text:span text:style-name="T153_12"><text:s/></text:span><text:span text:style-name="T153_13">License</text:span><text:span text:style-name="T153_14"><text:s/>"</text:span><text:span text:style-name="T153_15">or</text:span><text:span text:style-name="T153_16"><text:s/></text:span><text:span text:style-name="T153_17">any</text:span><text:span text:style-name="T153_18"><text:s/></text:span><text:span text:style-name="T153_19">later</text:span><text:span text:style-name="T153_20"><text:s/></text:span><text:span text:style-name="T153_21">version</text:span><text:span text:style-name="T153_22">"</text:span></text:p>
      <text:p text:style-name="P154"><text:span text:style-name="T154_1">applies</text:span><text:span text:style-name="T154_2"><text:s/></text:span><text:span text:style-name="T154_3">to</text:span><text:span text:style-name="T154_4"><text:s/></text:span><text:span text:style-name="T154_5">it</text:span><text:span text:style-name="T154_6">,<text:s/></text:span><text:span text:style-name="T154_7">you</text:span><text:span text:style-name="T154_8"><text:s/></text:span><text:span text:style-name="T154_9">have</text:span><text:span text:style-name="T154_10"><text:s/></text:span><text:span text:style-name="T154_11">the</text:span><text:span text:style-name="T154_12"><text:s/></text:span><text:span text:style-name="T154_13">option</text:span><text:span text:style-name="T154_14"><text:s/></text:span><text:span text:style-name="T154_15">of</text:span><text:span text:style-name="T154_16"><text:s/></text:span><text:span text:style-name="T154_17">following</text:span><text:span text:style-name="T154_18"><text:s/></text:span><text:span text:style-name="T154_19">the</text:span><text:span text:style-name="T154_20"><text:s/></text:span><text:span text:style-name="T154_21">terms</text:span><text:span text:style-name="T154_22"><text:s/></text:span><text:span text:style-name="T154_23">and</text:span></text:p>
      <text:p text:style-name="P155"><text:span text:style-name="T155_1">conditions</text:span><text:span text:style-name="T155_2"><text:s/></text:span><text:span text:style-name="T155_3">either</text:span><text:span text:style-name="T155_4"><text:s/></text:span><text:span text:style-name="T155_5">of</text:span><text:span text:style-name="T155_6"><text:s/></text:span><text:span text:style-name="T155_7">that</text:span><text:span text:style-name="T155_8"><text:s/></text:span><text:span text:style-name="T155_9">published</text:span><text:span text:style-name="T155_10"><text:s/></text:span><text:span text:style-name="T155_11">version</text:span><text:span text:style-name="T155_12"><text:s/></text:span><text:span text:style-name="T155_13">or</text:span><text:span text:style-name="T155_14"><text:s/></text:span><text:span text:style-name="T155_15">of</text:span><text:span text:style-name="T155_16"><text:s/></text:span><text:span text:style-name="T155_17">any</text:span><text:span text:style-name="T155_18"><text:s/></text:span><text:span text:style-name="T155_19">later</text:span><text:span text:style-name="T155_20"><text:s/></text:span><text:span text:style-name="T155_21">version</text:span></text:p>
      <text:p text:style-name="P156"><text:span text:style-name="T156_1">published</text:span><text:span text:style-name="T156_2"><text:s/></text:span><text:span text:style-name="T156_3">by</text:span><text:span text:style-name="T156_4"><text:s/></text:span><text:span text:style-name="T156_5">the</text:span><text:span text:style-name="T156_6"><text:s/></text:span><text:span text:style-name="T156_7">Free</text:span><text:span text:style-name="T156_8"><text:s/></text:span><text:span text:style-name="T156_9">Software</text:span><text:span text:style-name="T156_10"><text:s/></text:span><text:span text:style-name="T156_11">Foundation</text:span><text:span text:style-name="T156_12">.<text:s/></text:span><text:span text:style-name="T156_13">If</text:span><text:span text:style-name="T156_14"><text:s/></text:span><text:span text:style-name="T156_15">the</text:span><text:span text:style-name="T156_16"><text:s/></text:span><text:span text:style-name="T156_17">Library</text:span><text:span text:style-name="T156_18"><text:s/></text:span><text:span text:style-name="T156_19">as</text:span><text:span text:style-name="T156_20"><text:s/></text:span><text:span text:style-name="T156_21">you</text:span></text:p>
      <text:p text:style-name="P157"><text:span text:style-name="T157_1">received</text:span><text:span text:style-name="T157_2"><text:s/></text:span><text:span text:style-name="T157_3">it</text:span><text:span text:style-name="T157_4"><text:s/></text:span><text:span text:style-name="T157_5">does</text:span><text:span text:style-name="T157_6"><text:s/></text:span><text:span text:style-name="T157_7">not</text:span><text:span text:style-name="T157_8"><text:s/></text:span><text:span text:style-name="T157_9">specify</text:span><text:span text:style-name="T157_10"><text:s/></text:span><text:span text:style-name="T157_11">a</text:span><text:span text:style-name="T157_12"><text:s/></text:span><text:span text:style-name="T157_13">version</text:span><text:span text:style-name="T157_14"><text:s/></text:span><text:span text:style-name="T157_15">number</text:span><text:span text:style-name="T157_16"><text:s/></text:span><text:span text:style-name="T157_17">of</text:span><text:span text:style-name="T157_18"><text:s/></text:span><text:span text:style-name="T157_19">the</text:span><text:span text:style-name="T157_20"><text:s/></text:span><text:span text:style-name="T157_21">GNU</text:span><text:span text:style-name="T157_22"><text:s/></text:span><text:span text:style-name="T157_23">Lesser</text:span></text:p>
      <text:p text:style-name="P158"><text:span text:style-name="T158_1">General</text:span><text:span text:style-name="T158_2"><text:s/></text:span><text:span text:style-name="T158_3">Public</text:span><text:span text:style-name="T158_4"><text:s/></text:span><text:span text:style-name="T158_5">License</text:span><text:span text:style-name="T158_6">,<text:s/></text:span><text:span text:style-name="T158_7">you</text:span><text:span text:style-name="T158_8"><text:s/></text:span><text:span text:style-name="T158_9">may</text:span><text:span text:style-name="T158_10"><text:s/></text:span><text:span text:style-name="T158_11">choose</text:span><text:span text:style-name="T158_12"><text:s/></text:span><text:span text:style-name="T158_13">any</text:span><text:span text:style-name="T158_14"><text:s/></text:span><text:span text:style-name="T158_15">version</text:span><text:span text:style-name="T158_16"><text:s/></text:span><text:span text:style-name="T158_17">of</text:span><text:span text:style-name="T158_18"><text:s/></text:span><text:span text:style-name="T158_19">the</text:span><text:span text:style-name="T158_20"><text:s/></text:span><text:span text:style-name="T158_21">GNU</text:span><text:span text:style-name="T158_22"><text:s/></text:span><text:span text:style-name="T158_23">Lesser</text:span></text:p>
      <text:p text:style-name="P159"><text:span text:style-name="T159_1">General</text:span><text:span text:style-name="T159_2"><text:s/></text:span><text:span text:style-name="T159_3">Public</text:span><text:span text:style-name="T159_4"><text:s/></text:span><text:span text:style-name="T159_5">License</text:span><text:span text:style-name="T159_6"><text:s/></text:span><text:span text:style-name="T159_7">ever</text:span><text:span text:style-name="T159_8"><text:s/></text:span><text:span text:style-name="T159_9">published</text:span><text:span text:style-name="T159_10"><text:s/></text:span><text:span text:style-name="T159_11">by</text:span><text:span text:style-name="T159_12"><text:s/></text:span><text:span text:style-name="T159_13">the</text:span><text:span text:style-name="T159_14"><text:s/></text:span><text:span text:style-name="T159_15">Free</text:span><text:span text:style-name="T159_16"><text:s/></text:span><text:span text:style-name="T159_17">Software</text:span><text:span text:style-name="T159_18"><text:s/></text:span><text:span text:style-name="T159_19">Foundation</text:span><text:span text:style-name="T159_20">.</text:span></text:p>
      <text:p text:style-name="P160"/>
      <text:p text:style-name="P161"><text:span text:style-name="T161_1"><text:s text:c="2"/></text:span><text:span text:style-name="T161_2">If</text:span><text:span text:style-name="T161_3"><text:s/></text:span><text:span text:style-name="T161_4">the</text:span><text:span text:style-name="T161_5"><text:s/></text:span><text:span text:style-name="T161_6">Library</text:span><text:span text:style-name="T161_7"><text:s/></text:span><text:span text:style-name="T161_8">as</text:span><text:span text:style-name="T161_9"><text:s/></text:span><text:span text:style-name="T161_10">you</text:span><text:span text:style-name="T161_11"><text:s/></text:span><text:span text:style-name="T161_12">received</text:span><text:span text:style-name="T161_13"><text:s/></text:span><text:span text:style-name="T161_14">it</text:span><text:span text:style-name="T161_15"><text:s/></text:span><text:span text:style-name="T161_16">specifies</text:span><text:span text:style-name="T161_17"><text:s/></text:span><text:span text:style-name="T161_18">that</text:span><text:span text:style-name="T161_19"><text:s/></text:span><text:span text:style-name="T161_20">a</text:span><text:span text:style-name="T161_21"><text:s/></text:span><text:span text:style-name="T161_22">proxy</text:span><text:span text:style-name="T161_23"><text:s/></text:span><text:span text:style-name="T161_24">can</text:span><text:span text:style-name="T161_25"><text:s/></text:span><text:span text:style-name="T161_26">decide</text:span></text:p>
      <text:p text:style-name="P162"><text:span text:style-name="T162_1">whether</text:span><text:span text:style-name="T162_2"><text:s/></text:span><text:span text:style-name="T162_3">future</text:span><text:span text:style-name="T162_4"><text:s/></text:span><text:span text:style-name="T162_5">versions</text:span><text:span text:style-name="T162_6"><text:s/></text:span><text:span text:style-name="T162_7">of</text:span><text:span text:style-name="T162_8"><text:s/></text:span><text:span text:style-name="T162_9">the</text:span><text:span text:style-name="T162_10"><text:s/></text:span><text:span text:style-name="T162_11">GNU</text:span><text:span text:style-name="T162_12"><text:s/></text:span><text:span text:style-name="T162_13">Lesser</text:span><text:span text:style-name="T162_14"><text:s/></text:span><text:span text:style-name="T162_15">General</text:span><text:span text:style-name="T162_16"><text:s/></text:span><text:span text:style-name="T162_17">Public</text:span><text:span text:style-name="T162_18"><text:s/></text:span><text:span text:style-name="T162_19">License</text:span><text:span text:style-name="T162_20"><text:s/></text:span><text:span text:style-name="T162_21">shall</text:span></text:p>
      <text:p text:style-name="P163"><text:span text:style-name="T163_1">apply</text:span><text:span text:style-name="T163_2">,<text:s/></text:span><text:span text:style-name="T163_3">that</text:span><text:span text:style-name="T163_4"><text:s/></text:span><text:span text:style-name="T163_5">proxy</text:span><text:span text:style-name="T163_6">'</text:span><text:span text:style-name="T163_7">s</text:span><text:span text:style-name="T163_8"><text:s/></text:span><text:span text:style-name="T163_9">public</text:span><text:span text:style-name="T163_10"><text:s/></text:span><text:span text:style-name="T163_11">statement</text:span><text:span text:style-name="T163_12"><text:s/></text:span><text:span text:style-name="T163_13">of</text:span><text:span text:style-name="T163_14"><text:s/></text:span><text:span text:style-name="T163_15">acceptance</text:span><text:span text:style-name="T163_16"><text:s/></text:span><text:span text:style-name="T163_17">of</text:span><text:span text:style-name="T163_18"><text:s/></text:span><text:span text:style-name="T163_19">any</text:span><text:span text:style-name="T163_20"><text:s/></text:span><text:span text:style-name="T163_21">version</text:span><text:span text:style-name="T163_22"><text:s/></text:span><text:span text:style-name="T163_23">is</text:span></text:p>
      <text:p text:style-name="P164"><text:span text:style-name="T164_1">permanent</text:span><text:span text:style-name="T164_2"><text:s/></text:span><text:span text:style-name="T164_3">authorization</text:span><text:span text:style-name="T164_4"><text:s/></text:span><text:span text:style-name="T164_5">for</text:span><text:span text:style-name="T164_6"><text:s/></text:span><text:span text:style-name="T164_7">you</text:span><text:span text:style-name="T164_8"><text:s/></text:span><text:span text:style-name="T164_9">to</text:span><text:span text:style-name="T164_10"><text:s/></text:span><text:span text:style-name="T164_11">choose</text:span><text:span text:style-name="T164_12"><text:s/></text:span><text:span text:style-name="T164_13">that</text:span><text:span text:style-name="T164_14"><text:s/></text:span><text:span text:style-name="T164_15">version</text:span><text:span text:style-name="T164_16"><text:s/></text:span><text:span text:style-name="T164_17">for</text:span><text:span text:style-name="T164_18"><text:s/></text:span><text:span text:style-name="T164_19">the</text:span></text:p>
      <text:p text:style-name="P165"><text:span text:style-name="T165_1">Library</text:span><text:span text:style-name="T165_2">.</text:span></text:p>
      <text:p text:style-name="P166"/>
      <text:p text:style-name="P16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